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648pt" svg:height="360pt" svg:x="1081.13pt" svg:y="13.52pt">
            <loext:p draw:notify-on-update-of-ranges="results.A2:results.A2 results.L3:results.U3 results.A12:results.A12 results.L13:results.U13 results.A22:results.A22 results.L23:results.U23 results.A32:results.A32 results.L33:results.U33 results.A42:results.A42 results.L43:results.U43 results.A52:results.A52 results.L53:results.U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8pt" svg:height="360pt" svg:x="1079.6pt" svg:y="422.45pt">
            <loext:p draw:notify-on-update-of-ranges="results.A64:results.A64 results.L64:results.U64 results.A73:results.A73 results.L74:results.U74 results.A83:results.A83 results.L84:results.U84 results.A93:results.A93 results.L94:results.U94 results.A103:results.A103 results.L104:results.U104 results.A114:results.A114 results.L114:results.U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48pt" svg:height="288pt" svg:x="1082.13pt" svg:y="813.94pt">
            <loext:p draw:notify-on-update-of-ranges="results.K2:results.K61 results.K63:results.K1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./results_test_app/nonaggr/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37" calcext:value-type="float">
            <text:p>337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office:value-type="float" office:value="491" calcext:value-type="float">
            <text:p>491</text:p>
          </table:table-cell>
          <table:table-cell table:formula="of:=SUM([.B2:.B11])" office:value-type="float" office:value="3495" calcext:value-type="float">
            <text:p>3495</text:p>
          </table:table-cell>
          <table:table-cell table:formula="of:=SUM([.C2:.C11])" office:value-type="float" office:value="3495" calcext:value-type="float">
            <text:p>3495</text:p>
          </table:table-cell>
          <table:table-cell table:formula="of:=SUM([.D2:.D11])" office:value-type="float" office:value="3495" calcext:value-type="float">
            <text:p>3495</text:p>
          </table:table-cell>
          <table:table-cell table:formula="of:=SUM([.E2:.E11])" office:value-type="float" office:value="3503" calcext:value-type="float">
            <text:p>3503</text:p>
          </table:table-cell>
          <table:table-cell table:formula="of:=SUM([.F2:.F11])" office:value-type="float" office:value="3987" calcext:value-type="float">
            <text:p>3987</text:p>
          </table:table-cell>
          <table:table-cell table:formula="of:=SUM([.G2:.G11])" office:value-type="float" office:value="4032" calcext:value-type="float">
            <text:p>4032</text:p>
          </table:table-cell>
          <table:table-cell table:formula="of:=SUM([.H2:.H11])" office:value-type="float" office:value="4118" calcext:value-type="float">
            <text:p>4118</text:p>
          </table:table-cell>
          <table:table-cell table:formula="of:=SUM([.I2:.I11])" office:value-type="float" office:value="4324" calcext:value-type="float">
            <text:p>4324</text:p>
          </table:table-cell>
          <table:table-cell table:formula="of:=SUM([.J2:.J11])" office:value-type="float" office:value="4408" calcext:value-type="float">
            <text:p>4408</text:p>
          </table:table-cell>
          <table:table-cell table:formula="of:=SUM([.K2:.K11])" office:value-type="float" office:value="4539" calcext:value-type="float">
            <text:p>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32" calcext:value-type="float">
            <text:p>332</text:p>
          </table:table-cell>
          <table:table-cell office:value-type="float" office:value="397" calcext:value-type="float">
            <text:p>397</text:p>
          </table:table-cell>
          <table:table-cell office:value-type="float" office:value="410" calcext:value-type="float">
            <text:p>410</text:p>
          </table:table-cell>
          <table:table-cell office:value-type="float" office:value="422" calcext:value-type="float">
            <text:p>422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table:formula="of:=[.L2]/10" office:value-type="float" office:value="349.5" calcext:value-type="float">
            <text:p>349.5</text:p>
          </table:table-cell>
          <table:table-cell table:formula="of:=[.M2]/10" office:value-type="float" office:value="349.5" calcext:value-type="float">
            <text:p>349.5</text:p>
          </table:table-cell>
          <table:table-cell table:formula="of:=[.N2]/10" office:value-type="float" office:value="349.5" calcext:value-type="float">
            <text:p>349.5</text:p>
          </table:table-cell>
          <table:table-cell table:formula="of:=[.O2]/10" office:value-type="float" office:value="350.3" calcext:value-type="float">
            <text:p>350.3</text:p>
          </table:table-cell>
          <table:table-cell table:formula="of:=[.P2]/10" office:value-type="float" office:value="398.7" calcext:value-type="float">
            <text:p>398.7</text:p>
          </table:table-cell>
          <table:table-cell table:formula="of:=[.Q2]/10" office:value-type="float" office:value="403.2" calcext:value-type="float">
            <text:p>403.2</text:p>
          </table:table-cell>
          <table:table-cell table:formula="of:=[.R2]/10" office:value-type="float" office:value="411.8" calcext:value-type="float">
            <text:p>411.8</text:p>
          </table:table-cell>
          <table:table-cell table:formula="of:=[.S2]/10" office:value-type="float" office:value="432.4" calcext:value-type="float">
            <text:p>432.4</text:p>
          </table:table-cell>
          <table:table-cell table:formula="of:=[.T2]/10" office:value-type="float" office:value="440.8" calcext:value-type="float">
            <text:p>440.8</text:p>
          </table:table-cell>
          <table:table-cell table:formula="of:=[.U2]/10" office:value-type="float" office:value="453.9" calcext:value-type="float">
            <text:p>45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number-columns-repeated="5" office:value-type="float" office:value="345" calcext:value-type="float">
            <text:p>345</text:p>
          </table:table-cell>
          <table:table-cell table:formula="of:=STDEV([.B2:.B11])" office:value-type="float" office:value="41.0264142555338" calcext:value-type="float">
            <text:p>41.0264142555</text:p>
          </table:table-cell>
          <table:table-cell table:formula="of:=STDEV([.C2:.C11])" office:value-type="float" office:value="41.0264142555338" calcext:value-type="float">
            <text:p>41.0264142555</text:p>
          </table:table-cell>
          <table:table-cell table:formula="of:=STDEV([.D2:.D11])" office:value-type="float" office:value="41.0264142555338" calcext:value-type="float">
            <text:p>41.0264142555</text:p>
          </table:table-cell>
          <table:table-cell table:formula="of:=STDEV([.E2:.E11])" office:value-type="float" office:value="43.5304491132357" calcext:value-type="float">
            <text:p>43.5304491132</text:p>
          </table:table-cell>
          <table:table-cell table:formula="of:=STDEV([.F2:.F11])" office:value-type="float" office:value="36.5818716488554" calcext:value-type="float">
            <text:p>36.5818716489</text:p>
          </table:table-cell>
          <table:table-cell table:formula="of:=STDEV([.G2:.G11])" office:value-type="float" office:value="38.8867300988111" calcext:value-type="float">
            <text:p>38.8867300988</text:p>
          </table:table-cell>
          <table:table-cell table:formula="of:=STDEV([.H2:.H11])" office:value-type="float" office:value="38.9523925951781" calcext:value-type="float">
            <text:p>38.9523925952</text:p>
          </table:table-cell>
          <table:table-cell table:formula="of:=STDEV([.I2:.I11])" office:value-type="float" office:value="43.5104074395489" calcext:value-type="float">
            <text:p>43.5104074395</text:p>
          </table:table-cell>
          <table:table-cell table:formula="of:=STDEV([.J2:.J11])" office:value-type="float" office:value="43.2172804944195" calcext:value-type="float">
            <text:p>43.2172804944</text:p>
          </table:table-cell>
          <table:table-cell table:formula="of:=STDEV([.K2:.K11])" office:value-type="float" office:value="46.0035022821331" calcext:value-type="float">
            <text:p>46.0035022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3" office:value-type="float" office:value="398" calcext:value-type="float">
            <text:p>398</text:p>
          </table:table-cell>
          <table:table-cell table:number-columns-repeated="3" office:value-type="float" office:value="428" calcext:value-type="float">
            <text:p>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35" calcext:value-type="float">
            <text:p>335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426" calcext:value-type="float">
            <text:p>426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90" calcext:value-type="float">
            <text:p>4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3" office:value-type="float" office:value="465" calcext:value-type="float">
            <text:p>465</text:p>
          </table:table-cell>
          <table:table-cell office:value-type="float" office:value="473" calcext:value-type="float">
            <text:p>473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float" office:value="413" calcext:value-type="float">
            <text:p>413</text:p>
          </table:table-cell>
          <table:table-cell office:value-type="float" office:value="429" calcext:value-type="float">
            <text:p>429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54" calcext:value-type="float">
            <text:p>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49" calcext:value-type="float">
            <text:p>34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78" calcext:value-type="float">
            <text:p>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29" calcext:value-type="float">
            <text:p>329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428" calcext:value-type="float">
            <text:p>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0</text:p>
          </table:table-cell>
          <table:table-cell table:number-columns-repeated="4" office:value-type="float" office:value="331" calcext:value-type="float">
            <text:p>331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4" office:value-type="float" office:value="356" calcext:value-type="float">
            <text:p>356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SUM([.B12:.B21])" office:value-type="float" office:value="3251" calcext:value-type="float">
            <text:p>3251</text:p>
          </table:table-cell>
          <table:table-cell table:formula="of:=SUM([.C12:.C21])" office:value-type="float" office:value="3251" calcext:value-type="float">
            <text:p>3251</text:p>
          </table:table-cell>
          <table:table-cell table:formula="of:=SUM([.D12:.D21])" office:value-type="float" office:value="3252" calcext:value-type="float">
            <text:p>3252</text:p>
          </table:table-cell>
          <table:table-cell table:formula="of:=SUM([.E12:.E21])" office:value-type="float" office:value="3252" calcext:value-type="float">
            <text:p>3252</text:p>
          </table:table-cell>
          <table:table-cell table:formula="of:=SUM([.F12:.F21])" office:value-type="float" office:value="3699" calcext:value-type="float">
            <text:p>3699</text:p>
          </table:table-cell>
          <table:table-cell table:formula="of:=SUM([.G12:.G21])" office:value-type="float" office:value="3747" calcext:value-type="float">
            <text:p>3747</text:p>
          </table:table-cell>
          <table:table-cell table:formula="of:=SUM([.H12:.H21])" office:value-type="float" office:value="3797" calcext:value-type="float">
            <text:p>3797</text:p>
          </table:table-cell>
          <table:table-cell table:formula="of:=SUM([.I12:.I21])" office:value-type="float" office:value="3887" calcext:value-type="float">
            <text:p>3887</text:p>
          </table:table-cell>
          <table:table-cell table:formula="of:=SUM([.J12:.J21])" office:value-type="float" office:value="3975" calcext:value-type="float">
            <text:p>3975</text:p>
          </table:table-cell>
          <table:table-cell table:formula="of:=SUM([.K12:.K21])" office:value-type="float" office:value="4047" calcext:value-type="float">
            <text:p>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4" office:value-type="float" office:value="333" calcext:value-type="float">
            <text:p>333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425" calcext:value-type="float">
            <text:p>425</text:p>
          </table:table-cell>
          <table:table-cell office:value-type="float" office:value="448" calcext:value-type="float">
            <text:p>448</text:p>
          </table:table-cell>
          <table:table-cell office:value-type="float" office:value="483" calcext:value-type="float">
            <text:p>483</text:p>
          </table:table-cell>
          <table:table-cell table:formula="of:=[.L12]/10" office:value-type="float" office:value="325.1" calcext:value-type="float">
            <text:p>325.1</text:p>
          </table:table-cell>
          <table:table-cell table:formula="of:=[.M12]/10" office:value-type="float" office:value="325.1" calcext:value-type="float">
            <text:p>325.1</text:p>
          </table:table-cell>
          <table:table-cell table:formula="of:=[.N12]/10" office:value-type="float" office:value="325.2" calcext:value-type="float">
            <text:p>325.2</text:p>
          </table:table-cell>
          <table:table-cell table:formula="of:=[.O12]/10" office:value-type="float" office:value="325.2" calcext:value-type="float">
            <text:p>325.2</text:p>
          </table:table-cell>
          <table:table-cell table:formula="of:=[.P12]/10" office:value-type="float" office:value="369.9" calcext:value-type="float">
            <text:p>369.9</text:p>
          </table:table-cell>
          <table:table-cell table:formula="of:=[.Q12]/10" office:value-type="float" office:value="374.7" calcext:value-type="float">
            <text:p>374.7</text:p>
          </table:table-cell>
          <table:table-cell table:formula="of:=[.R12]/10" office:value-type="float" office:value="379.7" calcext:value-type="float">
            <text:p>379.7</text:p>
          </table:table-cell>
          <table:table-cell table:formula="of:=[.S12]/10" office:value-type="float" office:value="388.7" calcext:value-type="float">
            <text:p>388.7</text:p>
          </table:table-cell>
          <table:table-cell table:formula="of:=[.T12]/10" office:value-type="float" office:value="397.5" calcext:value-type="float">
            <text:p>397.5</text:p>
          </table:table-cell>
          <table:table-cell table:formula="of:=[.U12]/10" office:value-type="float" office:value="404.7" calcext:value-type="float">
            <text:p>40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5" office:value-type="float" office:value="345" calcext:value-type="float">
            <text:p>345</text:p>
          </table:table-cell>
          <table:table-cell table:number-columns-repeated="5" office:value-type="float" office:value="347" calcext:value-type="float">
            <text:p>347</text:p>
          </table:table-cell>
          <table:table-cell table:formula="of:=STDEV([.B12:.B21])" office:value-type="float" office:value="30.7948408377478" calcext:value-type="float">
            <text:p>30.7948408377</text:p>
          </table:table-cell>
          <table:table-cell table:formula="of:=STDEV([.C12:.C21])" office:value-type="float" office:value="30.7948408377478" calcext:value-type="float">
            <text:p>30.7948408377</text:p>
          </table:table-cell>
          <table:table-cell table:formula="of:=STDEV([.D12:.D21])" office:value-type="float" office:value="30.5170262130649" calcext:value-type="float">
            <text:p>30.5170262131</text:p>
          </table:table-cell>
          <table:table-cell table:formula="of:=STDEV([.E12:.E21])" office:value-type="float" office:value="30.5170262130649" calcext:value-type="float">
            <text:p>30.5170262131</text:p>
          </table:table-cell>
          <table:table-cell table:formula="of:=STDEV([.F12:.F21])" office:value-type="float" office:value="64.4057450853571" calcext:value-type="float">
            <text:p>64.4057450854</text:p>
          </table:table-cell>
          <table:table-cell table:formula="of:=STDEV([.G12:.G21])" office:value-type="float" office:value="66.6667499999479" calcext:value-type="float">
            <text:p>66.6667499999</text:p>
          </table:table-cell>
          <table:table-cell table:formula="of:=STDEV([.H12:.H21])" office:value-type="float" office:value="68.0605122911467" calcext:value-type="float">
            <text:p>68.0605122911</text:p>
          </table:table-cell>
          <table:table-cell table:formula="of:=STDEV([.I12:.I21])" office:value-type="float" office:value="72.3848510854769" calcext:value-type="float">
            <text:p>72.3848510855</text:p>
          </table:table-cell>
          <table:table-cell table:formula="of:=STDEV([.J12:.J21])" office:value-type="float" office:value="75.0810672983987" calcext:value-type="float">
            <text:p>75.0810672984</text:p>
          </table:table-cell>
          <table:table-cell table:formula="of:=STDEV([.K12:.K21])" office:value-type="float" office:value="80.5178379132365" calcext:value-type="float">
            <text:p>80.517837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4" office:value-type="float" office:value="325" calcext:value-type="float">
            <text:p>325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10"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4" office:value-type="float" office:value="327" calcext:value-type="float">
            <text:p>327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4" office:value-type="float" office:value="357" calcext:value-type="float">
            <text:p>357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8"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4" office:value-type="float" office:value="327" calcext:value-type="float">
            <text:p>327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54" calcext:value-type="float">
            <text:p>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0 i10 r1</text:p>
          </table:table-cell>
          <table:table-cell table:number-columns-repeated="4" office:value-type="float" office:value="315" calcext:value-type="float">
            <text:p>315</text:p>
          </table:table-cell>
          <table:table-cell table:number-columns-repeated="4" office:value-type="float" office:value="352" calcext:value-type="float">
            <text:p>352</text:p>
          </table:table-cell>
          <table:table-cell table:number-columns-repeated="2"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10" office:value-type="float" office:value="347" calcext:value-type="float">
            <text:p>347</text:p>
          </table:table-cell>
          <table:table-cell table:formula="of:=SUM([.B22:.B31])" office:value-type="float" office:value="3513" calcext:value-type="float">
            <text:p>3513</text:p>
          </table:table-cell>
          <table:table-cell table:formula="of:=SUM([.C22:.C31])" office:value-type="float" office:value="3513" calcext:value-type="float">
            <text:p>3513</text:p>
          </table:table-cell>
          <table:table-cell table:formula="of:=SUM([.D22:.D31])" office:value-type="float" office:value="3513" calcext:value-type="float">
            <text:p>3513</text:p>
          </table:table-cell>
          <table:table-cell table:formula="of:=SUM([.E22:.E31])" office:value-type="float" office:value="3669" calcext:value-type="float">
            <text:p>3669</text:p>
          </table:table-cell>
          <table:table-cell table:formula="of:=SUM([.F22:.F31])" office:value-type="float" office:value="3938" calcext:value-type="float">
            <text:p>3938</text:p>
          </table:table-cell>
          <table:table-cell table:formula="of:=SUM([.G22:.G31])" office:value-type="float" office:value="3976" calcext:value-type="float">
            <text:p>3976</text:p>
          </table:table-cell>
          <table:table-cell table:formula="of:=SUM([.H22:.H31])" office:value-type="float" office:value="4091" calcext:value-type="float">
            <text:p>4091</text:p>
          </table:table-cell>
          <table:table-cell table:formula="of:=SUM([.I22:.I31])" office:value-type="float" office:value="4146" calcext:value-type="float">
            <text:p>4146</text:p>
          </table:table-cell>
          <table:table-cell table:formula="of:=SUM([.J22:.J31])" office:value-type="float" office:value="4226" calcext:value-type="float">
            <text:p>4226</text:p>
          </table:table-cell>
          <table:table-cell table:formula="of:=SUM([.K22:.K31])" office:value-type="float" office:value="4306" calcext:value-type="float">
            <text:p>4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4" office:value-type="float" office:value="353" calcext:value-type="float">
            <text:p>353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2" office:value-type="float" office:value="432" calcext:value-type="float">
            <text:p>432</text:p>
          </table:table-cell>
          <table:table-cell table:formula="of:=[.L22]/10" office:value-type="float" office:value="351.3" calcext:value-type="float">
            <text:p>351.3</text:p>
          </table:table-cell>
          <table:table-cell table:formula="of:=[.M22]/10" office:value-type="float" office:value="351.3" calcext:value-type="float">
            <text:p>351.3</text:p>
          </table:table-cell>
          <table:table-cell table:formula="of:=[.N22]/10" office:value-type="float" office:value="351.3" calcext:value-type="float">
            <text:p>351.3</text:p>
          </table:table-cell>
          <table:table-cell table:formula="of:=[.O22]/10" office:value-type="float" office:value="366.9" calcext:value-type="float">
            <text:p>366.9</text:p>
          </table:table-cell>
          <table:table-cell table:formula="of:=[.P22]/10" office:value-type="float" office:value="393.8" calcext:value-type="float">
            <text:p>393.8</text:p>
          </table:table-cell>
          <table:table-cell table:formula="of:=[.Q22]/10" office:value-type="float" office:value="397.6" calcext:value-type="float">
            <text:p>397.6</text:p>
          </table:table-cell>
          <table:table-cell table:formula="of:=[.R22]/10" office:value-type="float" office:value="409.1" calcext:value-type="float">
            <text:p>409.1</text:p>
          </table:table-cell>
          <table:table-cell table:formula="of:=[.S22]/10" office:value-type="float" office:value="414.6" calcext:value-type="float">
            <text:p>414.6</text:p>
          </table:table-cell>
          <table:table-cell table:formula="of:=[.T22]/10" office:value-type="float" office:value="422.6" calcext:value-type="float">
            <text:p>422.6</text:p>
          </table:table-cell>
          <table:table-cell table:formula="of:=[.U22]/10" office:value-type="float" office:value="430.6" calcext:value-type="float">
            <text:p>43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4" office:value-type="float" office:value="342" calcext:value-type="float">
            <text:p>342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6" calcext:value-type="float">
            <text:p>426</text:p>
          </table:table-cell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table:formula="of:=STDEV([.B22:.B31])" office:value-type="float" office:value="4.92273636642603" calcext:value-type="float">
            <text:p>4.9227363664</text:p>
          </table:table-cell>
          <table:table-cell table:formula="of:=STDEV([.C22:.C31])" office:value-type="float" office:value="4.92273636642603" calcext:value-type="float">
            <text:p>4.9227363664</text:p>
          </table:table-cell>
          <table:table-cell table:formula="of:=STDEV([.D22:.D31])" office:value-type="float" office:value="4.92273636642603" calcext:value-type="float">
            <text:p>4.9227363664</text:p>
          </table:table-cell>
          <table:table-cell table:formula="of:=STDEV([.E22:.E31])" office:value-type="float" office:value="25.8261280274239" calcext:value-type="float">
            <text:p>25.8261280274</text:p>
          </table:table-cell>
          <table:table-cell table:formula="of:=STDEV([.F22:.F31])" office:value-type="float" office:value="32.6523778273157" calcext:value-type="float">
            <text:p>32.6523778273</text:p>
          </table:table-cell>
          <table:table-cell table:formula="of:=STDEV([.G22:.G31])" office:value-type="float" office:value="37.0291176718479" calcext:value-type="float">
            <text:p>37.0291176718</text:p>
          </table:table-cell>
          <table:table-cell table:formula="of:=STDEV([.H22:.H31])" office:value-type="float" office:value="43.1597806605486" calcext:value-type="float">
            <text:p>43.1597806605</text:p>
          </table:table-cell>
          <table:table-cell table:formula="of:=STDEV([.I22:.I31])" office:value-type="float" office:value="46.6623807555699" calcext:value-type="float">
            <text:p>46.6623807556</text:p>
          </table:table-cell>
          <table:table-cell table:formula="of:=STDEV([.J22:.J31])" office:value-type="float" office:value="50.6868380899377" calcext:value-type="float">
            <text:p>50.6868380899</text:p>
          </table:table-cell>
          <table:table-cell table:formula="of:=STDEV([.K22:.K31])" office:value-type="float" office:value="57.3240302529789" calcext:value-type="float">
            <text:p>57.324030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4" office:value-type="float" office:value="358" calcext:value-type="float">
            <text:p>358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57" calcext:value-type="float">
            <text:p>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4" office:value-type="float" office:value="350" calcext:value-type="float">
            <text:p>350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51" calcext:value-type="float">
            <text:p>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434" calcext:value-type="float">
            <text:p>434</text:p>
          </table:table-cell>
          <table:table-cell office:value-type="float" office:value="452" calcext:value-type="float">
            <text:p>452</text:p>
          </table:table-cell>
          <table:table-cell office:value-type="float" office:value="465" calcext:value-type="float">
            <text:p>465</text:p>
          </table:table-cell>
          <table:table-cell office:value-type="float" office:value="491" calcext:value-type="float">
            <text:p>4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4" office:value-type="float" office:value="358" calcext:value-type="float">
            <text:p>358</text:p>
          </table:table-cell>
          <table:table-cell table:number-columns-repeated="6"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3" office:value-type="float" office:value="355" calcext:value-type="float">
            <text:p>355</text:p>
          </table:table-cell>
          <table:table-cell office:value-type="float" office:value="406" calcext:value-type="float">
            <text:p>406</text:p>
          </table:table-cell>
          <table:table-cell office:value-type="float" office:value="451" calcext:value-type="float">
            <text:p>451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4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table:number-columns-repeated="5"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131072 i10 r1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38" calcext:value-type="float">
            <text:p>438</text:p>
          </table:table-cell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4"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table:formula="of:=SUM([.B32:.B41])" office:value-type="float" office:value="3285" calcext:value-type="float">
            <text:p>3285</text:p>
          </table:table-cell>
          <table:table-cell table:formula="of:=SUM([.C32:.C41])" office:value-type="float" office:value="3378" calcext:value-type="float">
            <text:p>3378</text:p>
          </table:table-cell>
          <table:table-cell table:formula="of:=SUM([.D32:.D41])" office:value-type="float" office:value="3378" calcext:value-type="float">
            <text:p>3378</text:p>
          </table:table-cell>
          <table:table-cell table:formula="of:=SUM([.E32:.E41])" office:value-type="float" office:value="3429" calcext:value-type="float">
            <text:p>3429</text:p>
          </table:table-cell>
          <table:table-cell table:formula="of:=SUM([.F32:.F41])" office:value-type="float" office:value="3691" calcext:value-type="float">
            <text:p>3691</text:p>
          </table:table-cell>
          <table:table-cell table:formula="of:=SUM([.G32:.G41])" office:value-type="float" office:value="3699" calcext:value-type="float">
            <text:p>3699</text:p>
          </table:table-cell>
          <table:table-cell table:formula="of:=SUM([.H32:.H41])" office:value-type="float" office:value="3767" calcext:value-type="float">
            <text:p>3767</text:p>
          </table:table-cell>
          <table:table-cell table:formula="of:=SUM([.I32:.I41])" office:value-type="float" office:value="3830" calcext:value-type="float">
            <text:p>3830</text:p>
          </table:table-cell>
          <table:table-cell table:formula="of:=SUM([.J32:.J41])" office:value-type="float" office:value="3953" calcext:value-type="float">
            <text:p>3953</text:p>
          </table:table-cell>
          <table:table-cell table:formula="of:=SUM([.K32:.K41])"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4" office:value-type="float" office:value="353" calcext:value-type="float">
            <text:p>353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455" calcext:value-type="float">
            <text:p>455</text:p>
          </table:table-cell>
          <table:table-cell table:formula="of:=[.L32]/10" office:value-type="float" office:value="328.5" calcext:value-type="float">
            <text:p>328.5</text:p>
          </table:table-cell>
          <table:table-cell table:formula="of:=[.M32]/10" office:value-type="float" office:value="337.8" calcext:value-type="float">
            <text:p>337.8</text:p>
          </table:table-cell>
          <table:table-cell table:formula="of:=[.N32]/10" office:value-type="float" office:value="337.8" calcext:value-type="float">
            <text:p>337.8</text:p>
          </table:table-cell>
          <table:table-cell table:formula="of:=[.O32]/10" office:value-type="float" office:value="342.9" calcext:value-type="float">
            <text:p>342.9</text:p>
          </table:table-cell>
          <table:table-cell table:formula="of:=[.P32]/10" office:value-type="float" office:value="369.1" calcext:value-type="float">
            <text:p>369.1</text:p>
          </table:table-cell>
          <table:table-cell table:formula="of:=[.Q32]/10" office:value-type="float" office:value="369.9" calcext:value-type="float">
            <text:p>369.9</text:p>
          </table:table-cell>
          <table:table-cell table:formula="of:=[.R32]/10" office:value-type="float" office:value="376.7" calcext:value-type="float">
            <text:p>376.7</text:p>
          </table:table-cell>
          <table:table-cell table:formula="of:=[.S32]/10" office:value-type="float" office:value="383" calcext:value-type="float">
            <text:p>383</text:p>
          </table:table-cell>
          <table:table-cell table:formula="of:=[.T32]/10" office:value-type="float" office:value="395.3" calcext:value-type="float">
            <text:p>395.3</text:p>
          </table:table-cell>
          <table:table-cell table:formula="of:=[.U32]/10" office:value-type="float" office:value="401.5" calcext:value-type="float">
            <text:p>40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10" office:value-type="float" office:value="244" calcext:value-type="float">
            <text:p>244</text:p>
          </table:table-cell>
          <table:table-cell table:formula="of:=STDEV([.B32:.B41])" office:value-type="float" office:value="40.9206549312203" calcext:value-type="float">
            <text:p>40.9206549312</text:p>
          </table:table-cell>
          <table:table-cell table:formula="of:=STDEV([.C32:.C41])" office:value-type="float" office:value="34.1330729156733" calcext:value-type="float">
            <text:p>34.1330729157</text:p>
          </table:table-cell>
          <table:table-cell table:formula="of:=STDEV([.D32:.D41])" office:value-type="float" office:value="34.1330729156733" calcext:value-type="float">
            <text:p>34.1330729157</text:p>
          </table:table-cell>
          <table:table-cell table:formula="of:=STDEV([.E32:.E41])" office:value-type="float" office:value="39.5402748262241" calcext:value-type="float">
            <text:p>39.5402748262</text:p>
          </table:table-cell>
          <table:table-cell table:formula="of:=STDEV([.F32:.F41])" office:value-type="float" office:value="53.3550997250185" calcext:value-type="float">
            <text:p>53.355099725</text:p>
          </table:table-cell>
          <table:table-cell table:formula="of:=STDEV([.G32:.G41])" office:value-type="float" office:value="53.0166640469454" calcext:value-type="float">
            <text:p>53.0166640469</text:p>
          </table:table-cell>
          <table:table-cell table:formula="of:=STDEV([.H32:.H41])" office:value-type="float" office:value="57.4379858823603" calcext:value-type="float">
            <text:p>57.4379858824</text:p>
          </table:table-cell>
          <table:table-cell table:formula="of:=STDEV([.I32:.I41])" office:value-type="float" office:value="63.1506136153878" calcext:value-type="float">
            <text:p>63.1506136154</text:p>
          </table:table-cell>
          <table:table-cell table:formula="of:=STDEV([.J32:.J41])" office:value-type="float" office:value="65.9461901856354" calcext:value-type="float">
            <text:p>65.9461901856</text:p>
          </table:table-cell>
          <table:table-cell table:formula="of:=STDEV([.K32:.K41])" office:value-type="float" office:value="68.6152720285765" calcext:value-type="float">
            <text:p>68.615272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2097152 i10 r1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355" calcext:value-type="float">
            <text:p>355</text:p>
          </table:table-cell>
          <table:table-cell table:number-columns-repeated="5"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401" calcext:value-type="float">
            <text:p>401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47" calcext:value-type="float">
            <text:p>447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4" office:value-type="float" office:value="360" calcext:value-type="float">
            <text:p>360</text:p>
          </table:table-cell>
          <table:table-cell table:number-columns-repeated="5" office:value-type="float" office:value="405" calcext:value-type="float">
            <text:p>405</text:p>
          </table:table-cell>
          <table:table-cell office:value-type="float" office:value="434" calcext:value-type="float">
            <text:p>4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5"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4" office:value-type="float" office:value="342" calcext:value-type="float">
            <text:p>342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4" office:value-type="float" office:value="354" calcext:value-type="float">
            <text:p>354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2097152 i10 r1</text:p>
          </table:table-cell>
          <table:table-cell table:number-columns-repeated="4" office:value-type="float" office:value="348" calcext:value-type="float">
            <text:p>348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2" office:value-type="float" office:value="425" calcext:value-type="float">
            <text:p>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table:formula="of:=SUM([.B42:.B51])" office:value-type="float" office:value="3365" calcext:value-type="float">
            <text:p>3365</text:p>
          </table:table-cell>
          <table:table-cell table:formula="of:=SUM([.C42:.C51])" office:value-type="float" office:value="3367" calcext:value-type="float">
            <text:p>3367</text:p>
          </table:table-cell>
          <table:table-cell table:formula="of:=SUM([.D42:.D51])" office:value-type="float" office:value="3367" calcext:value-type="float">
            <text:p>3367</text:p>
          </table:table-cell>
          <table:table-cell table:formula="of:=SUM([.E42:.E51])" office:value-type="float" office:value="3367" calcext:value-type="float">
            <text:p>3367</text:p>
          </table:table-cell>
          <table:table-cell table:formula="of:=SUM([.F42:.F51])" office:value-type="float" office:value="3721" calcext:value-type="float">
            <text:p>3721</text:p>
          </table:table-cell>
          <table:table-cell table:formula="of:=SUM([.G42:.G51])" office:value-type="float" office:value="3892" calcext:value-type="float">
            <text:p>3892</text:p>
          </table:table-cell>
          <table:table-cell table:formula="of:=SUM([.H42:.H51])" office:value-type="float" office:value="3987" calcext:value-type="float">
            <text:p>3987</text:p>
          </table:table-cell>
          <table:table-cell table:formula="of:=SUM([.I42:.I51])" office:value-type="float" office:value="4129" calcext:value-type="float">
            <text:p>4129</text:p>
          </table:table-cell>
          <table:table-cell table:formula="of:=SUM([.J42:.J51])" office:value-type="float" office:value="4253" calcext:value-type="float">
            <text:p>4253</text:p>
          </table:table-cell>
          <table:table-cell table:formula="of:=SUM([.K42:.K51])"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4" office:value-type="float" office:value="326" calcext:value-type="float">
            <text:p>326</text:p>
          </table:table-cell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office:value-type="float" office:value="398" calcext:value-type="float">
            <text:p>398</text:p>
          </table:table-cell>
          <table:table-cell office:value-type="float" office:value="427" calcext:value-type="float">
            <text:p>427</text:p>
          </table:table-cell>
          <table:table-cell office:value-type="float" office:value="465" calcext:value-type="float">
            <text:p>465</text:p>
          </table:table-cell>
          <table:table-cell office:value-type="float" office:value="477" calcext:value-type="float">
            <text:p>477</text:p>
          </table:table-cell>
          <table:table-cell table:formula="of:=[.L42]/10" office:value-type="float" office:value="336.5" calcext:value-type="float">
            <text:p>336.5</text:p>
          </table:table-cell>
          <table:table-cell table:formula="of:=[.M42]/10" office:value-type="float" office:value="336.7" calcext:value-type="float">
            <text:p>336.7</text:p>
          </table:table-cell>
          <table:table-cell table:formula="of:=[.N42]/10" office:value-type="float" office:value="336.7" calcext:value-type="float">
            <text:p>336.7</text:p>
          </table:table-cell>
          <table:table-cell table:formula="of:=[.O42]/10" office:value-type="float" office:value="336.7" calcext:value-type="float">
            <text:p>336.7</text:p>
          </table:table-cell>
          <table:table-cell table:formula="of:=[.P42]/10" office:value-type="float" office:value="372.1" calcext:value-type="float">
            <text:p>372.1</text:p>
          </table:table-cell>
          <table:table-cell table:formula="of:=[.Q42]/10" office:value-type="float" office:value="389.2" calcext:value-type="float">
            <text:p>389.2</text:p>
          </table:table-cell>
          <table:table-cell table:formula="of:=[.R42]/10" office:value-type="float" office:value="398.7" calcext:value-type="float">
            <text:p>398.7</text:p>
          </table:table-cell>
          <table:table-cell table:formula="of:=[.S42]/10" office:value-type="float" office:value="412.9" calcext:value-type="float">
            <text:p>412.9</text:p>
          </table:table-cell>
          <table:table-cell table:formula="of:=[.T42]/10" office:value-type="float" office:value="425.3" calcext:value-type="float">
            <text:p>425.3</text:p>
          </table:table-cell>
          <table:table-cell table:formula="of:=[.U42]/10" office:value-type="float" office:value="437.7" calcext:value-type="float">
            <text:p>43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33554432 i10 r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341" calcext:value-type="float">
            <text:p>34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table:formula="of:=STDEV([.B42:.B51])" office:value-type="float" office:value="5.72033410057684" calcext:value-type="float">
            <text:p>5.7203341006</text:p>
          </table:table-cell>
          <table:table-cell table:formula="of:=STDEV([.C42:.C51])" office:value-type="float" office:value="5.92640044396447" calcext:value-type="float">
            <text:p>5.926400444</text:p>
          </table:table-cell>
          <table:table-cell table:formula="of:=STDEV([.D42:.D51])" office:value-type="float" office:value="5.92640044396447" calcext:value-type="float">
            <text:p>5.926400444</text:p>
          </table:table-cell>
          <table:table-cell table:formula="of:=STDEV([.E42:.E51])" office:value-type="float" office:value="5.92640044396447" calcext:value-type="float">
            <text:p>5.926400444</text:p>
          </table:table-cell>
          <table:table-cell table:formula="of:=STDEV([.F42:.F51])" office:value-type="float" office:value="20.3930816155327" calcext:value-type="float">
            <text:p>20.3930816155</text:p>
          </table:table-cell>
          <table:table-cell table:formula="of:=STDEV([.G42:.G51])" office:value-type="float" office:value="16.6185973468815" calcext:value-type="float">
            <text:p>16.6185973469</text:p>
          </table:table-cell>
          <table:table-cell table:formula="of:=STDEV([.H42:.H51])" office:value-type="float" office:value="20.8915187469833" calcext:value-type="float">
            <text:p>20.891518747</text:p>
          </table:table-cell>
          <table:table-cell table:formula="of:=STDEV([.I42:.I51])" office:value-type="float" office:value="29.4409012543208" calcext:value-type="float">
            <text:p>29.4409012543</text:p>
          </table:table-cell>
          <table:table-cell table:formula="of:=STDEV([.J42:.J51])" office:value-type="float" office:value="35.4214310520873" calcext:value-type="float">
            <text:p>35.4214310521</text:p>
          </table:table-cell>
          <table:table-cell table:formula="of:=STDEV([.K42:.K51])" office:value-type="float" office:value="41.9763160736041" calcext:value-type="float">
            <text:p>41.9763160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81" calcext:value-type="float">
            <text:p>381</text:p>
          </table:table-cell>
          <table:table-cell table:number-columns-repeated="3"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4" office:value-type="float" office:value="331" calcext:value-type="float">
            <text:p>331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404" calcext:value-type="float">
            <text:p>404</text:p>
          </table:table-cell>
          <table:table-cell office:value-type="float" office:value="427" calcext:value-type="float">
            <text:p>427</text:p>
          </table:table-cell>
          <table:table-cell office:value-type="float" office:value="443" calcext:value-type="float">
            <text:p>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4"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4" office:value-type="float" office:value="333" calcext:value-type="float">
            <text:p>333</text:p>
          </table:table-cell>
          <table:table-cell office:value-type="float" office:value="379" calcext:value-type="float">
            <text:p>379</text:p>
          </table:table-cell>
          <table:table-cell office:value-type="float" office:value="391" calcext:value-type="float">
            <text:p>391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0</text:p>
          </table:table-cell>
          <table:table-cell table:number-columns-repeated="4" office:value-type="float" office:value="340" calcext:value-type="float">
            <text:p>340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0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344" calcext:value-type="float">
            <text:p>344</text:p>
          </table:table-cell>
          <table:table-cell table:number-columns-repeated="6"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4"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4" office:value-type="float" office:value="347" calcext:value-type="float">
            <text:p>347</text:p>
          </table:table-cell>
          <table:table-cell table:formula="of:=SUM([.B52:.B61])" office:value-type="float" office:value="3216" calcext:value-type="float">
            <text:p>3216</text:p>
          </table:table-cell>
          <table:table-cell table:formula="of:=SUM([.C52:.C61])" office:value-type="float" office:value="3218" calcext:value-type="float">
            <text:p>3218</text:p>
          </table:table-cell>
          <table:table-cell table:formula="of:=SUM([.D52:.D61])" office:value-type="float" office:value="3220" calcext:value-type="float">
            <text:p>3220</text:p>
          </table:table-cell>
          <table:table-cell table:formula="of:=SUM([.E52:.E61])" office:value-type="float" office:value="3322" calcext:value-type="float">
            <text:p>3322</text:p>
          </table:table-cell>
          <table:table-cell table:formula="of:=SUM([.F52:.F61])" office:value-type="float" office:value="3382" calcext:value-type="float">
            <text:p>3382</text:p>
          </table:table-cell>
          <table:table-cell table:formula="of:=SUM([.G52:.G61])" office:value-type="float" office:value="3487" calcext:value-type="float">
            <text:p>3487</text:p>
          </table:table-cell>
          <table:table-cell table:formula="of:=SUM([.H52:.H61])" office:value-type="float" office:value="3576" calcext:value-type="float">
            <text:p>3576</text:p>
          </table:table-cell>
          <table:table-cell table:formula="of:=SUM([.I52:.I61])" office:value-type="float" office:value="3608" calcext:value-type="float">
            <text:p>3608</text:p>
          </table:table-cell>
          <table:table-cell table:formula="of:=SUM([.J52:.J61])" office:value-type="float" office:value="3615" calcext:value-type="float">
            <text:p>3615</text:p>
          </table:table-cell>
          <table:table-cell table:formula="of:=SUM([.K52:.K61])"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4" office:value-type="float" office:value="333" calcext:value-type="float">
            <text:p>333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formula="of:=[.L52]/10" office:value-type="float" office:value="321.6" calcext:value-type="float">
            <text:p>321.6</text:p>
          </table:table-cell>
          <table:table-cell table:formula="of:=[.M52]/10" office:value-type="float" office:value="321.8" calcext:value-type="float">
            <text:p>321.8</text:p>
          </table:table-cell>
          <table:table-cell table:formula="of:=[.N52]/10" office:value-type="float" office:value="322" calcext:value-type="float">
            <text:p>322</text:p>
          </table:table-cell>
          <table:table-cell table:formula="of:=[.O52]/10" office:value-type="float" office:value="332.2" calcext:value-type="float">
            <text:p>332.2</text:p>
          </table:table-cell>
          <table:table-cell table:formula="of:=[.P52]/10" office:value-type="float" office:value="338.2" calcext:value-type="float">
            <text:p>338.2</text:p>
          </table:table-cell>
          <table:table-cell table:formula="of:=[.Q52]/10" office:value-type="float" office:value="348.7" calcext:value-type="float">
            <text:p>348.7</text:p>
          </table:table-cell>
          <table:table-cell table:formula="of:=[.R52]/10" office:value-type="float" office:value="357.6" calcext:value-type="float">
            <text:p>357.6</text:p>
          </table:table-cell>
          <table:table-cell table:formula="of:=[.S52]/10" office:value-type="float" office:value="360.8" calcext:value-type="float">
            <text:p>360.8</text:p>
          </table:table-cell>
          <table:table-cell table:formula="of:=[.T52]/10" office:value-type="float" office:value="361.5" calcext:value-type="float">
            <text:p>361.5</text:p>
          </table:table-cell>
          <table:table-cell table:formula="of:=[.U52]/10" office:value-type="float" office:value="364.7" calcext:value-type="float">
            <text:p>36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72" calcext:value-type="float">
            <text:p>372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table:formula="of:=STDEV([.B52:.B61])" office:value-type="float" office:value="37.0231159022456" calcext:value-type="float">
            <text:p>37.0231159022</text:p>
          </table:table-cell>
          <table:table-cell table:formula="of:=STDEV([.C52:.C61])" office:value-type="float" office:value="36.4075694205355" calcext:value-type="float">
            <text:p>36.4075694205</text:p>
          </table:table-cell>
          <table:table-cell table:formula="of:=STDEV([.D52:.D61])" office:value-type="float" office:value="36.1355472876471" calcext:value-type="float">
            <text:p>36.1355472876</text:p>
          </table:table-cell>
          <table:table-cell table:formula="of:=STDEV([.E52:.E61])" office:value-type="float" office:value="44.3816779012841" calcext:value-type="float">
            <text:p>44.3816779013</text:p>
          </table:table-cell>
          <table:table-cell table:formula="of:=STDEV([.F52:.F61])" office:value-type="float" office:value="47.9509008141546" calcext:value-type="float">
            <text:p>47.9509008142</text:p>
          </table:table-cell>
          <table:table-cell table:formula="of:=STDEV([.G52:.G61])" office:value-type="float" office:value="49.0918640011877" calcext:value-type="float">
            <text:p>49.0918640012</text:p>
          </table:table-cell>
          <table:table-cell table:formula="of:=STDEV([.H52:.H61])" office:value-type="float" office:value="54.6365770849122" calcext:value-type="float">
            <text:p>54.6365770849</text:p>
          </table:table-cell>
          <table:table-cell table:formula="of:=STDEV([.I52:.I61])" office:value-type="float" office:value="56.65254726057" calcext:value-type="float">
            <text:p>56.6525472606</text:p>
          </table:table-cell>
          <table:table-cell table:formula="of:=STDEV([.J52:.J61])" office:value-type="float" office:value="57.1630222356298" calcext:value-type="float">
            <text:p>57.1630222356</text:p>
          </table:table-cell>
          <table:table-cell table:formula="of:=STDEV([.K52:.K61])" office:value-type="float" office:value="59.3109508344698" calcext:value-type="float">
            <text:p>59.3109508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8"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table:number-columns-repeated="3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3" office:value-type="float" office:value="325" calcext:value-type="float">
            <text:p>325</text:p>
          </table:table-cell>
          <table:table-cell table:number-columns-repeated="7"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1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table:number-columns-repeated="8"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4"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 s500 g33554432 i10 r1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float" office:value="404" calcext:value-type="float">
            <text:p>404</text:p>
          </table:table-cell>
          <table:table-cell table:style-name="ce1" table:formula="of:=COUNTIF([.K2:.K61]; 500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./results_test_app/aggr/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88" calcext:value-type="float">
            <text:p>488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SUM([.B63:.B72])" office:value-type="float" office:value="4058" calcext:value-type="float">
            <text:p>4058</text:p>
          </table:table-cell>
          <table:table-cell table:formula="of:=SUM([.C63:.C72])" office:value-type="float" office:value="4227" calcext:value-type="float">
            <text:p>4227</text:p>
          </table:table-cell>
          <table:table-cell table:formula="of:=SUM([.D63:.D72])" office:value-type="float" office:value="4559" calcext:value-type="float">
            <text:p>4559</text:p>
          </table:table-cell>
          <table:table-cell table:formula="of:=SUM([.E63:.E72])" office:value-type="float" office:value="4599" calcext:value-type="float">
            <text:p>4599</text:p>
          </table:table-cell>
          <table:table-cell table:formula="of:=SUM([.F63:.F72])" office:value-type="float" office:value="4630" calcext:value-type="float">
            <text:p>4630</text:p>
          </table:table-cell>
          <table:table-cell table:formula="of:=SUM([.G63:.G72])" office:value-type="float" office:value="4636" calcext:value-type="float">
            <text:p>4636</text:p>
          </table:table-cell>
          <table:table-cell table:formula="of:=SUM([.H63:.H72])" office:value-type="float" office:value="4636" calcext:value-type="float">
            <text:p>4636</text:p>
          </table:table-cell>
          <table:table-cell table:formula="of:=SUM([.I63:.I72])" office:value-type="float" office:value="4636" calcext:value-type="float">
            <text:p>4636</text:p>
          </table:table-cell>
          <table:table-cell table:formula="of:=SUM([.J63:.J72])" office:value-type="float" office:value="4636" calcext:value-type="float">
            <text:p>4636</text:p>
          </table:table-cell>
          <table:table-cell table:formula="of:=SUM([.K63:.K72])" office:value-type="float" office:value="4636" calcext:value-type="float">
            <text:p>4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291" calcext:value-type="float">
            <text:p>291</text:p>
          </table:table-cell>
          <table:table-cell table:number-columns-repeated="9" office:value-type="float" office:value="292" calcext:value-type="float">
            <text:p>292</text:p>
          </table:table-cell>
          <table:table-cell table:formula="of:=[.L63]/10" office:value-type="float" office:value="405.8" calcext:value-type="float">
            <text:p>405.8</text:p>
          </table:table-cell>
          <table:table-cell table:formula="of:=[.M63]/10" office:value-type="float" office:value="422.7" calcext:value-type="float">
            <text:p>422.7</text:p>
          </table:table-cell>
          <table:table-cell table:formula="of:=[.N63]/10" office:value-type="float" office:value="455.9" calcext:value-type="float">
            <text:p>455.9</text:p>
          </table:table-cell>
          <table:table-cell table:formula="of:=[.O63]/10" office:value-type="float" office:value="459.9" calcext:value-type="float">
            <text:p>459.9</text:p>
          </table:table-cell>
          <table:table-cell table:formula="of:=[.P63]/10" office:value-type="float" office:value="463" calcext:value-type="float">
            <text:p>463</text:p>
          </table:table-cell>
          <table:table-cell table:formula="of:=[.Q63]/10" office:value-type="float" office:value="463.6" calcext:value-type="float">
            <text:p>463.6</text:p>
          </table:table-cell>
          <table:table-cell table:formula="of:=[.R63]/10" office:value-type="float" office:value="463.6" calcext:value-type="float">
            <text:p>463.6</text:p>
          </table:table-cell>
          <table:table-cell table:formula="of:=[.S63]/10" office:value-type="float" office:value="463.6" calcext:value-type="float">
            <text:p>463.6</text:p>
          </table:table-cell>
          <table:table-cell table:formula="of:=[.T63]/10" office:value-type="float" office:value="463.6" calcext:value-type="float">
            <text:p>463.6</text:p>
          </table:table-cell>
          <table:table-cell table:formula="of:=[.U63]/10" office:value-type="float" office:value="463.6" calcext:value-type="float">
            <text:p>46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442" calcext:value-type="float">
            <text:p>442</text:p>
          </table:table-cell>
          <table:table-cell office:value-type="float" office:value="493" calcext:value-type="float">
            <text:p>493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STDEV([.B63:.B72])" office:value-type="float" office:value="59.1754453581326" calcext:value-type="float">
            <text:p>59.1754453581</text:p>
          </table:table-cell>
          <table:table-cell table:formula="of:=STDEV([.C63:.C72])" office:value-type="float" office:value="68.2479954935593" calcext:value-type="float">
            <text:p>68.2479954936</text:p>
          </table:table-cell>
          <table:table-cell table:formula="of:=STDEV([.D63:.D72])" office:value-type="float" office:value="69.2474628496316" calcext:value-type="float">
            <text:p>69.2474628496</text:p>
          </table:table-cell>
          <table:table-cell table:formula="of:=STDEV([.E63:.E72])" office:value-type="float" office:value="68.8144849093077" calcext:value-type="float">
            <text:p>68.8144849093</text:p>
          </table:table-cell>
          <table:table-cell table:formula="of:=STDEV([.F63:.F72])" office:value-type="float" office:value="69.9587179858395" calcext:value-type="float">
            <text:p>69.9587179858</text:p>
          </table:table-cell>
          <table:table-cell table:formula="of:=STDEV([.G63:.G72])" office:value-type="float" office:value="69.8127654675148" calcext:value-type="float">
            <text:p>69.8127654675</text:p>
          </table:table-cell>
          <table:table-cell table:formula="of:=STDEV([.H63:.H72])" office:value-type="float" office:value="69.8127654675148" calcext:value-type="float">
            <text:p>69.8127654675</text:p>
          </table:table-cell>
          <table:table-cell table:formula="of:=STDEV([.I63:.I72])" office:value-type="float" office:value="69.8127654675148" calcext:value-type="float">
            <text:p>69.8127654675</text:p>
          </table:table-cell>
          <table:table-cell table:formula="of:=STDEV([.J63:.J72])" office:value-type="float" office:value="69.8127654675148" calcext:value-type="float">
            <text:p>69.8127654675</text:p>
          </table:table-cell>
          <table:table-cell table:formula="of:=STDEV([.K63:.K72])" office:value-type="float" office:value="69.8127654675148" calcext:value-type="float">
            <text:p>69.8127654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410" calcext:value-type="float">
            <text:p>410</text:p>
          </table:table-cell>
          <table:table-cell office:value-type="float" office:value="447" calcext:value-type="float">
            <text:p>44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487" calcext:value-type="float">
            <text:p>487</text:p>
          </table:table-cell>
          <table:table-cell table:number-columns-repeated="9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0</text:p>
          </table:table-cell>
          <table:table-cell table:number-columns-repeated="2" office:value-type="float" office:value="344" calcext:value-type="float">
            <text:p>344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382" calcext:value-type="float">
            <text:p>382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445" calcext:value-type="float">
            <text:p>445</text:p>
          </table:table-cell>
          <table:table-cell table:number-columns-repeated="5" office:value-type="float" office:value="451" calcext:value-type="float">
            <text:p>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479" calcext:value-type="float">
            <text:p>479</text:p>
          </table:table-cell>
          <table:table-cell table:number-columns-repeated="9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0</text:p>
          </table:table-cell>
          <table:table-cell office:value-type="float" office:value="402" calcext:value-type="float">
            <text:p>402</text:p>
          </table:table-cell>
          <table:table-cell office:value-type="float" office:value="418" calcext:value-type="float">
            <text:p>418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0</text:p>
          </table:table-cell>
          <table:table-cell table:number-columns-repeated="10" office:value-type="float" office:value="393" calcext:value-type="float">
            <text:p>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1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SUM([.B73:.B82])" office:value-type="float" office:value="4234" calcext:value-type="float">
            <text:p>4234</text:p>
          </table:table-cell>
          <table:table-cell table:formula="of:=SUM([.C73:.C82])" office:value-type="float" office:value="4462" calcext:value-type="float">
            <text:p>4462</text:p>
          </table:table-cell>
          <table:table-cell table:formula="of:=SUM([.D73:.D82])" office:value-type="float" office:value="4566" calcext:value-type="float">
            <text:p>4566</text:p>
          </table:table-cell>
          <table:table-cell table:formula="of:=SUM([.E73:.E82])" office:value-type="float" office:value="4592" calcext:value-type="float">
            <text:p>4592</text:p>
          </table:table-cell>
          <table:table-cell table:formula="of:=SUM([.F73:.F82])" office:value-type="float" office:value="4611" calcext:value-type="float">
            <text:p>4611</text:p>
          </table:table-cell>
          <table:table-cell table:formula="of:=SUM([.G73:.G82])" office:value-type="float" office:value="4612" calcext:value-type="float">
            <text:p>4612</text:p>
          </table:table-cell>
          <table:table-cell table:formula="of:=SUM([.H73:.H82])" office:value-type="float" office:value="4611" calcext:value-type="float">
            <text:p>4611</text:p>
          </table:table-cell>
          <table:table-cell table:formula="of:=SUM([.I73:.I82])" office:value-type="float" office:value="4631" calcext:value-type="float">
            <text:p>4631</text:p>
          </table:table-cell>
          <table:table-cell table:formula="of:=SUM([.J73:.J82])" office:value-type="float" office:value="4669" calcext:value-type="float">
            <text:p>4669</text:p>
          </table:table-cell>
          <table:table-cell table:formula="of:=SUM([.K73:.K82])" office:value-type="float" office:value="4677" calcext:value-type="float">
            <text:p>4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476" calcext:value-type="float">
            <text:p>476</text:p>
          </table:table-cell>
          <table:table-cell office:value-type="float" office:value="499" calcext:value-type="float">
            <text:p>499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[.L73]/10" office:value-type="float" office:value="423.4" calcext:value-type="float">
            <text:p>423.4</text:p>
          </table:table-cell>
          <table:table-cell table:formula="of:=[.M73]/10" office:value-type="float" office:value="446.2" calcext:value-type="float">
            <text:p>446.2</text:p>
          </table:table-cell>
          <table:table-cell table:formula="of:=[.N73]/10" office:value-type="float" office:value="456.6" calcext:value-type="float">
            <text:p>456.6</text:p>
          </table:table-cell>
          <table:table-cell table:formula="of:=[.O73]/10" office:value-type="float" office:value="459.2" calcext:value-type="float">
            <text:p>459.2</text:p>
          </table:table-cell>
          <table:table-cell table:formula="of:=[.P73]/10" office:value-type="float" office:value="461.1" calcext:value-type="float">
            <text:p>461.1</text:p>
          </table:table-cell>
          <table:table-cell table:formula="of:=[.Q73]/10" office:value-type="float" office:value="461.2" calcext:value-type="float">
            <text:p>461.2</text:p>
          </table:table-cell>
          <table:table-cell table:formula="of:=[.R73]/10" office:value-type="float" office:value="461.1" calcext:value-type="float">
            <text:p>461.1</text:p>
          </table:table-cell>
          <table:table-cell table:formula="of:=[.S73]/10" office:value-type="float" office:value="463.1" calcext:value-type="float">
            <text:p>463.1</text:p>
          </table:table-cell>
          <table:table-cell table:formula="of:=[.T73]/10" office:value-type="float" office:value="466.9" calcext:value-type="float">
            <text:p>466.9</text:p>
          </table:table-cell>
          <table:table-cell table:formula="of:=[.U73]/10" office:value-type="float" office:value="467.7" calcext:value-type="float">
            <text:p>46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437" calcext:value-type="float">
            <text:p>437</text:p>
          </table:table-cell>
          <table:table-cell office:value-type="float" office:value="478" calcext:value-type="float">
            <text:p>478</text:p>
          </table:table-cell>
          <table:table-cell office:value-type="float" office:value="492" calcext:value-type="float">
            <text:p>49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STDEV([.B73:.B82])" office:value-type="float" office:value="59.9466429418696" calcext:value-type="float">
            <text:p>59.9466429419</text:p>
          </table:table-cell>
          <table:table-cell table:formula="of:=STDEV([.C73:.C82])" office:value-type="float" office:value="67.311547630733" calcext:value-type="float">
            <text:p>67.3115476307</text:p>
          </table:table-cell>
          <table:table-cell table:formula="of:=STDEV([.D73:.D82])" office:value-type="float" office:value="71.1449225173519" calcext:value-type="float">
            <text:p>71.1449225174</text:p>
          </table:table-cell>
          <table:table-cell table:formula="of:=STDEV([.E73:.E82])" office:value-type="float" office:value="72.4366389796398" calcext:value-type="float">
            <text:p>72.4366389796</text:p>
          </table:table-cell>
          <table:table-cell table:formula="of:=STDEV([.F73:.F82])" office:value-type="float" office:value="73.3855117399432" calcext:value-type="float">
            <text:p>73.3855117399</text:p>
          </table:table-cell>
          <table:table-cell table:formula="of:=STDEV([.G73:.G82])" office:value-type="float" office:value="73.2905936059404" calcext:value-type="float">
            <text:p>73.2905936059</text:p>
          </table:table-cell>
          <table:table-cell table:formula="of:=STDEV([.H73:.H82])" office:value-type="float" office:value="73.3855117399432" calcext:value-type="float">
            <text:p>73.3855117399</text:p>
          </table:table-cell>
          <table:table-cell table:formula="of:=STDEV([.I73:.I82])" office:value-type="float" office:value="72.7514031937987" calcext:value-type="float">
            <text:p>72.7514031938</text:p>
          </table:table-cell>
          <table:table-cell table:formula="of:=STDEV([.J73:.J82])" office:value-type="float" office:value="73.2976428300695" calcext:value-type="float">
            <text:p>73.2976428301</text:p>
          </table:table-cell>
          <table:table-cell table:formula="of:=STDEV([.K73:.K82])" office:value-type="float" office:value="73.6448685698241" calcext:value-type="float">
            <text:p>73.6448685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0 i10 r1</text:p>
          </table:table-cell>
          <table:table-cell table:number-columns-repeated="10"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413" calcext:value-type="float">
            <text:p>413</text:p>
          </table:table-cell>
          <table:table-cell office:value-type="float" office:value="441" calcext:value-type="float">
            <text:p>441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8" calcext:value-type="float">
            <text:p>3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435" calcext:value-type="float">
            <text:p>435</text:p>
          </table:table-cell>
          <table:table-cell office:value-type="float" office:value="491" calcext:value-type="float">
            <text:p>491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462" calcext:value-type="float">
            <text:p>462</text:p>
          </table:table-cell>
          <table:table-cell office:value-type="float" office:value="485" calcext:value-type="float">
            <text:p>485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434" calcext:value-type="float">
            <text:p>434</text:p>
          </table:table-cell>
          <table:table-cell office:value-type="float" office:value="453" calcext:value-type="float">
            <text:p>453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0 i10 r1</text:p>
          </table:table-cell>
          <table:table-cell office:value-type="float" office:value="412" calcext:value-type="float">
            <text:p>412</text:p>
          </table:table-cell>
          <table:table-cell office:value-type="float" office:value="457" calcext:value-type="float">
            <text:p>457</text:p>
          </table:table-cell>
          <table:table-cell office:value-type="float" office:value="486" calcext:value-type="float">
            <text:p>486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50" calcext:value-type="float">
            <text:p>450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SUM([.B83:.B92])" office:value-type="float" office:value="4399" calcext:value-type="float">
            <text:p>4399</text:p>
          </table:table-cell>
          <table:table-cell table:formula="of:=SUM([.C83:.C92])" office:value-type="float" office:value="4631" calcext:value-type="float">
            <text:p>4631</text:p>
          </table:table-cell>
          <table:table-cell table:formula="of:=SUM([.D83:.D92])" office:value-type="float" office:value="4715" calcext:value-type="float">
            <text:p>4715</text:p>
          </table:table-cell>
          <table:table-cell table:formula="of:=SUM([.E83:.E92])" office:value-type="float" office:value="4830" calcext:value-type="float">
            <text:p>4830</text:p>
          </table:table-cell>
          <table:table-cell table:formula="of:=SUM([.F83:.F92])" office:value-type="float" office:value="4922" calcext:value-type="float">
            <text:p>4922</text:p>
          </table:table-cell>
          <table:table-cell table:formula="of:=SUM([.G83:.G92])" office:value-type="float" office:value="4961" calcext:value-type="float">
            <text:p>4961</text:p>
          </table:table-cell>
          <table:table-cell table:formula="of:=SUM([.H83:.H92])" office:value-type="float" office:value="4968" calcext:value-type="float">
            <text:p>4968</text:p>
          </table:table-cell>
          <table:table-cell table:formula="of:=SUM([.I83:.I92])" office:value-type="float" office:value="4986" calcext:value-type="float">
            <text:p>4986</text:p>
          </table:table-cell>
          <table:table-cell table:formula="of:=SUM([.J83:.J92])" office:value-type="float" office:value="4986" calcext:value-type="float">
            <text:p>4986</text:p>
          </table:table-cell>
          <table:table-cell table:formula="of:=SUM([.K83:.K92])" office:value-type="float" office:value="4986" calcext:value-type="float">
            <text:p>4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131072 i10 r1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[.L83]/10" office:value-type="float" office:value="439.9" calcext:value-type="float">
            <text:p>439.9</text:p>
          </table:table-cell>
          <table:table-cell table:formula="of:=[.M83]/10" office:value-type="float" office:value="463.1" calcext:value-type="float">
            <text:p>463.1</text:p>
          </table:table-cell>
          <table:table-cell table:formula="of:=[.N83]/10" office:value-type="float" office:value="471.5" calcext:value-type="float">
            <text:p>471.5</text:p>
          </table:table-cell>
          <table:table-cell table:formula="of:=[.O83]/10" office:value-type="float" office:value="483" calcext:value-type="float">
            <text:p>483</text:p>
          </table:table-cell>
          <table:table-cell table:formula="of:=[.P83]/10" office:value-type="float" office:value="492.2" calcext:value-type="float">
            <text:p>492.2</text:p>
          </table:table-cell>
          <table:table-cell table:formula="of:=[.Q83]/10" office:value-type="float" office:value="496.1" calcext:value-type="float">
            <text:p>496.1</text:p>
          </table:table-cell>
          <table:table-cell table:formula="of:=[.R83]/10" office:value-type="float" office:value="496.8" calcext:value-type="float">
            <text:p>496.8</text:p>
          </table:table-cell>
          <table:table-cell table:formula="of:=[.S83]/10" office:value-type="float" office:value="498.6" calcext:value-type="float">
            <text:p>498.6</text:p>
          </table:table-cell>
          <table:table-cell table:formula="of:=[.T83]/10" office:value-type="float" office:value="498.6" calcext:value-type="float">
            <text:p>498.6</text:p>
          </table:table-cell>
          <table:table-cell table:formula="of:=[.U83]/10" office:value-type="float" office:value="498.6" calcext:value-type="float">
            <text:p>4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11" calcext:value-type="float">
            <text:p>411</text:p>
          </table:table-cell>
          <table:table-cell office:value-type="float" office:value="467" calcext:value-type="float">
            <text:p>467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484" calcext:value-type="float">
            <text:p>484</text:p>
          </table:table-cell>
          <table:table-cell table:number-columns-repeated="3" office:value-type="float" office:value="500" calcext:value-type="float">
            <text:p>500</text:p>
          </table:table-cell>
          <table:table-cell table:formula="of:=STDEV([.B83:.B92])" office:value-type="float" office:value="41.1999190937717" calcext:value-type="float">
            <text:p>41.1999190938</text:p>
          </table:table-cell>
          <table:table-cell table:formula="of:=STDEV([.C83:.C92])" office:value-type="float" office:value="44.3958206241183" calcext:value-type="float">
            <text:p>44.3958206241</text:p>
          </table:table-cell>
          <table:table-cell table:formula="of:=STDEV([.D83:.D92])" office:value-type="float" office:value="44.4953181057663" calcext:value-type="float">
            <text:p>44.4953181058</text:p>
          </table:table-cell>
          <table:table-cell table:formula="of:=STDEV([.E83:.E92])" office:value-type="float" office:value="44.7163902339573" calcext:value-type="float">
            <text:p>44.716390234</text:p>
          </table:table-cell>
          <table:table-cell table:formula="of:=STDEV([.F83:.F92])" office:value-type="float" office:value="18.6714279641977" calcext:value-type="float">
            <text:p>18.6714279642</text:p>
          </table:table-cell>
          <table:table-cell table:formula="of:=STDEV([.G83:.G92])" office:value-type="float" office:value="8.38583461691335" calcext:value-type="float">
            <text:p>8.3858346169</text:p>
          </table:table-cell>
          <table:table-cell table:formula="of:=STDEV([.H83:.H92])" office:value-type="float" office:value="6.74619234169254" calcext:value-type="float">
            <text:p>6.7461923417</text:p>
          </table:table-cell>
          <table:table-cell table:formula="of:=STDEV([.I83:.I92])" office:value-type="float" office:value="4.42718872423573" calcext:value-type="float">
            <text:p>4.4271887242</text:p>
          </table:table-cell>
          <table:table-cell table:formula="of:=STDEV([.J83:.J92])" office:value-type="float" office:value="4.42718872423573" calcext:value-type="float">
            <text:p>4.4271887242</text:p>
          </table:table-cell>
          <table:table-cell table:formula="of:=STDEV([.K83:.K92])" office:value-type="float" office:value="4.42718872423573" calcext:value-type="float">
            <text:p>4.4271887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473" calcext:value-type="float">
            <text:p>473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99" calcext:value-type="float">
            <text:p>499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58" calcext:value-type="float">
            <text:p>458</text:p>
          </table:table-cell>
          <table:table-cell office:value-type="float" office:value="488" calcext:value-type="float">
            <text:p>488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131072 i10 r1</text:p>
          </table:table-cell>
          <table:table-cell table:number-columns-repeated="4" office:value-type="float" office:value="357" calcext:value-type="float">
            <text:p>357</text:p>
          </table:table-cell>
          <table:table-cell office:value-type="float" office:value="441" calcext:value-type="float">
            <text:p>441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float" office:value="486" calcext:value-type="float">
            <text:p>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45" calcext:value-type="float">
            <text:p>445</text:p>
          </table:table-cell>
          <table:table-cell office:value-type="float" office:value="490" calcext:value-type="float">
            <text:p>490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131072 i10 r1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 office:value-type="float" office:value="465" calcext:value-type="float">
            <text:p>465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2097152 i10 r1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SUM([.B93:.B102])" office:value-type="float" office:value="4245" calcext:value-type="float">
            <text:p>4245</text:p>
          </table:table-cell>
          <table:table-cell table:formula="of:=SUM([.C93:.C102])" office:value-type="float" office:value="4545" calcext:value-type="float">
            <text:p>4545</text:p>
          </table:table-cell>
          <table:table-cell table:formula="of:=SUM([.D93:.D102])" office:value-type="float" office:value="4717" calcext:value-type="float">
            <text:p>4717</text:p>
          </table:table-cell>
          <table:table-cell table:formula="of:=SUM([.E93:.E102])" office:value-type="float" office:value="4783" calcext:value-type="float">
            <text:p>4783</text:p>
          </table:table-cell>
          <table:table-cell table:formula="of:=SUM([.F93:.F102])" office:value-type="float" office:value="4796" calcext:value-type="float">
            <text:p>4796</text:p>
          </table:table-cell>
          <table:table-cell table:formula="of:=SUM([.G93:.G102])" office:value-type="float" office:value="4806" calcext:value-type="float">
            <text:p>4806</text:p>
          </table:table-cell>
          <table:table-cell table:formula="of:=SUM([.H93:.H102])" office:value-type="float" office:value="4806" calcext:value-type="float">
            <text:p>4806</text:p>
          </table:table-cell>
          <table:table-cell table:formula="of:=SUM([.I93:.I102])" office:value-type="float" office:value="4806" calcext:value-type="float">
            <text:p>4806</text:p>
          </table:table-cell>
          <table:table-cell table:formula="of:=SUM([.J93:.J102])" office:value-type="float" office:value="4806" calcext:value-type="float">
            <text:p>4806</text:p>
          </table:table-cell>
          <table:table-cell table:formula="of:=SUM([.K93:.K102])" office:value-type="float" office:value="4806" calcext:value-type="float">
            <text:p>4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483" calcext:value-type="float">
            <text:p>483</text:p>
          </table:table-cell>
          <table:table-cell office:value-type="float" office:value="490" calcext:value-type="float">
            <text:p>490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[.L93]/10" office:value-type="float" office:value="424.5" calcext:value-type="float">
            <text:p>424.5</text:p>
          </table:table-cell>
          <table:table-cell table:formula="of:=[.M93]/10" office:value-type="float" office:value="454.5" calcext:value-type="float">
            <text:p>454.5</text:p>
          </table:table-cell>
          <table:table-cell table:formula="of:=[.N93]/10" office:value-type="float" office:value="471.7" calcext:value-type="float">
            <text:p>471.7</text:p>
          </table:table-cell>
          <table:table-cell table:formula="of:=[.O93]/10" office:value-type="float" office:value="478.3" calcext:value-type="float">
            <text:p>478.3</text:p>
          </table:table-cell>
          <table:table-cell table:formula="of:=[.P93]/10" office:value-type="float" office:value="479.6" calcext:value-type="float">
            <text:p>479.6</text:p>
          </table:table-cell>
          <table:table-cell table:formula="of:=[.Q93]/10" office:value-type="float" office:value="480.6" calcext:value-type="float">
            <text:p>480.6</text:p>
          </table:table-cell>
          <table:table-cell table:formula="of:=[.R93]/10" office:value-type="float" office:value="480.6" calcext:value-type="float">
            <text:p>480.6</text:p>
          </table:table-cell>
          <table:table-cell table:formula="of:=[.S93]/10" office:value-type="float" office:value="480.6" calcext:value-type="float">
            <text:p>480.6</text:p>
          </table:table-cell>
          <table:table-cell table:formula="of:=[.T93]/10" office:value-type="float" office:value="480.6" calcext:value-type="float">
            <text:p>480.6</text:p>
          </table:table-cell>
          <table:table-cell table:formula="of:=[.U93]/10" office:value-type="float" office:value="480.6" calcext:value-type="float">
            <text:p>48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415" calcext:value-type="float">
            <text:p>415</text:p>
          </table:table-cell>
          <table:table-cell office:value-type="float" office:value="451" calcext:value-type="float">
            <text:p>451</text:p>
          </table:table-cell>
          <table:table-cell office:value-type="float" office:value="495" calcext:value-type="float">
            <text:p>495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STDEV([.B93:.B102])" office:value-type="float" office:value="41.4118877189201" calcext:value-type="float">
            <text:p>41.4118877189</text:p>
          </table:table-cell>
          <table:table-cell table:formula="of:=STDEV([.C93:.C102])" office:value-type="float" office:value="46.051299897204" calcext:value-type="float">
            <text:p>46.0512998972</text:p>
          </table:table-cell>
          <table:table-cell table:formula="of:=STDEV([.D93:.D102])" office:value-type="float" office:value="47.7052291566542" calcext:value-type="float">
            <text:p>47.7052291567</text:p>
          </table:table-cell>
          <table:table-cell table:formula="of:=STDEV([.E93:.E102])" office:value-type="float" office:value="47.2018125828989" calcext:value-type="float">
            <text:p>47.2018125829</text:p>
          </table:table-cell>
          <table:table-cell table:formula="of:=STDEV([.F93:.F102])" office:value-type="float" office:value="47.5796408374656" calcext:value-type="float">
            <text:p>47.5796408375</text:p>
          </table:table-cell>
          <table:table-cell table:formula="of:=STDEV([.G93:.G102])" office:value-type="float" office:value="47.9263323584575" calcext:value-type="float">
            <text:p>47.9263323585</text:p>
          </table:table-cell>
          <table:table-cell table:formula="of:=STDEV([.H93:.H102])" office:value-type="float" office:value="47.9263323584575" calcext:value-type="float">
            <text:p>47.9263323585</text:p>
          </table:table-cell>
          <table:table-cell table:formula="of:=STDEV([.I93:.I102])" office:value-type="float" office:value="47.9263323584575" calcext:value-type="float">
            <text:p>47.9263323585</text:p>
          </table:table-cell>
          <table:table-cell table:formula="of:=STDEV([.J93:.J102])" office:value-type="float" office:value="47.9263323584575" calcext:value-type="float">
            <text:p>47.9263323585</text:p>
          </table:table-cell>
          <table:table-cell table:formula="of:=STDEV([.K93:.K102])" office:value-type="float" office:value="47.9263323584575" calcext:value-type="float">
            <text:p>47.9263323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397" calcext:value-type="float">
            <text:p>397</text:p>
          </table:table-cell>
          <table:table-cell office:value-type="float" office:value="440" calcext:value-type="float">
            <text:p>440</text:p>
          </table:table-cell>
          <table:table-cell office:value-type="float" office:value="455" calcext:value-type="float">
            <text:p>455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399" calcext:value-type="float">
            <text:p>399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94" calcext:value-type="float">
            <text:p>494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451" calcext:value-type="float">
            <text:p>451</text:p>
          </table:table-cell>
          <table:table-cell office:value-type="float" office:value="499" calcext:value-type="float">
            <text:p>499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438" calcext:value-type="float">
            <text:p>438</text:p>
          </table:table-cell>
          <table:table-cell office:value-type="float" office:value="454" calcext:value-type="float">
            <text:p>454</text:p>
          </table:table-cell>
          <table:table-cell office:value-type="float" office:value="499" calcext:value-type="float">
            <text:p>499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456" calcext:value-type="float">
            <text:p>456</text:p>
          </table:table-cell>
          <table:table-cell office:value-type="float" office:value="488" calcext:value-type="float">
            <text:p>488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2097152 i10 r1</text:p>
          </table:table-cell>
          <table:table-cell office:value-type="float" office:value="439" calcext:value-type="float">
            <text:p>439</text:p>
          </table:table-cell>
          <table:table-cell office:value-type="float" office:value="489" calcext:value-type="float">
            <text:p>489</text:p>
          </table:table-cell>
          <table:table-cell table:number-columns-repeated="8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2097152 i10 r1</text:p>
          </table:table-cell>
          <table:table-cell table:number-columns-repeated="10"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411" calcext:value-type="float">
            <text:p>411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table:number-columns-repeated="4" office:value-type="float" office:value="500" calcext:value-type="float">
            <text:p>500</text:p>
          </table:table-cell>
          <table:table-cell table:formula="of:=SUM([.B103:.B112])" office:value-type="float" office:value="3760" calcext:value-type="float">
            <text:p>3760</text:p>
          </table:table-cell>
          <table:table-cell table:formula="of:=SUM([.C103:.C112])" office:value-type="float" office:value="4070" calcext:value-type="float">
            <text:p>4070</text:p>
          </table:table-cell>
          <table:table-cell table:formula="of:=SUM([.D103:.D112])" office:value-type="float" office:value="4402" calcext:value-type="float">
            <text:p>4402</text:p>
          </table:table-cell>
          <table:table-cell table:formula="of:=SUM([.E103:.E112])" office:value-type="float" office:value="4471" calcext:value-type="float">
            <text:p>4471</text:p>
          </table:table-cell>
          <table:table-cell table:formula="of:=SUM([.F103:.F112])" office:value-type="float" office:value="4520" calcext:value-type="float">
            <text:p>4520</text:p>
          </table:table-cell>
          <table:table-cell table:formula="of:=SUM([.G103:.G112])" office:value-type="float" office:value="4578" calcext:value-type="float">
            <text:p>4578</text:p>
          </table:table-cell>
          <table:table-cell table:formula="of:=SUM([.H103:.H112])" office:value-type="float" office:value="4588" calcext:value-type="float">
            <text:p>4588</text:p>
          </table:table-cell>
          <table:table-cell table:formula="of:=SUM([.I103:.I112])" office:value-type="float" office:value="4588" calcext:value-type="float">
            <text:p>4588</text:p>
          </table:table-cell>
          <table:table-cell table:formula="of:=SUM([.J103:.J112])" office:value-type="float" office:value="4588" calcext:value-type="float">
            <text:p>4588</text:p>
          </table:table-cell>
          <table:table-cell table:formula="of:=SUM([.K103:.K112])" office:value-type="float" office:value="4589" calcext:value-type="float">
            <text:p>4589</text:p>
          </table:table-cell>
          <table:table-cell table:formula="of:=([.B103]-[.L104])^2" office:value-type="float" office:value="1225" calcext:value-type="float">
            <text:p>1225</text:p>
          </table:table-cell>
          <table:table-cell table:formula="of:=SUM([.V103:.V112])" office:value-type="float" office:value="26812" calcext:value-type="float">
            <text:p>26812</text:p>
          </table:table-cell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392" calcext:value-type="float">
            <text:p>392</text:p>
          </table:table-cell>
          <table:table-cell office:value-type="float" office:value="431" calcext:value-type="float">
            <text:p>431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459" calcext:value-type="float">
            <text:p>459</text:p>
          </table:table-cell>
          <table:table-cell table:number-columns-repeated="5" office:value-type="float" office:value="500" calcext:value-type="float">
            <text:p>500</text:p>
          </table:table-cell>
          <table:table-cell table:formula="of:=[.L103]/10" office:value-type="float" office:value="376" calcext:value-type="float">
            <text:p>376</text:p>
          </table:table-cell>
          <table:table-cell table:formula="of:=[.M103]/10" office:value-type="float" office:value="407" calcext:value-type="float">
            <text:p>407</text:p>
          </table:table-cell>
          <table:table-cell table:formula="of:=[.N103]/10" office:value-type="float" office:value="440.2" calcext:value-type="float">
            <text:p>440.2</text:p>
          </table:table-cell>
          <table:table-cell table:formula="of:=[.O103]/10" office:value-type="float" office:value="447.1" calcext:value-type="float">
            <text:p>447.1</text:p>
          </table:table-cell>
          <table:table-cell table:formula="of:=[.P103]/10" office:value-type="float" office:value="452" calcext:value-type="float">
            <text:p>452</text:p>
          </table:table-cell>
          <table:table-cell table:formula="of:=[.Q103]/10" office:value-type="float" office:value="457.8" calcext:value-type="float">
            <text:p>457.8</text:p>
          </table:table-cell>
          <table:table-cell table:formula="of:=[.R103]/10" office:value-type="float" office:value="458.8" calcext:value-type="float">
            <text:p>458.8</text:p>
          </table:table-cell>
          <table:table-cell table:formula="of:=[.S103]/10" office:value-type="float" office:value="458.8" calcext:value-type="float">
            <text:p>458.8</text:p>
          </table:table-cell>
          <table:table-cell table:formula="of:=[.T103]/10" office:value-type="float" office:value="458.8" calcext:value-type="float">
            <text:p>458.8</text:p>
          </table:table-cell>
          <table:table-cell table:formula="of:=[.U103]/10" office:value-type="float" office:value="458.9" calcext:value-type="float">
            <text:p>458.9</text:p>
          </table:table-cell>
          <table:table-cell table:formula="of:=([.B104]-[.L104])^2" office:value-type="float" office:value="256" calcext:value-type="float">
            <text:p>256</text:p>
          </table:table-cell>
          <table:table-cell table:formula="of:=[.W103]/10" office:value-type="float" office:value="2681.2" calcext:value-type="float">
            <text:p>2681.2</text:p>
          </table:table-cell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430" calcext:value-type="float">
            <text:p>430</text:p>
          </table:table-cell>
          <table:table-cell office:value-type="float" office:value="492" calcext:value-type="float">
            <text:p>49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STDEV([.B103:.B112])" office:value-type="float" office:value="54.581234056323" calcext:value-type="float">
            <text:p>54.5812340563</text:p>
          </table:table-cell>
          <table:table-cell table:formula="of:=STDEV([.C103:.C112])" office:value-type="float" office:value="71.8284994506591" calcext:value-type="float">
            <text:p>71.8284994507</text:p>
          </table:table-cell>
          <table:table-cell table:formula="of:=STDEV([.D103:.D112])" office:value-type="float" office:value="63.406624259615" calcext:value-type="float">
            <text:p>63.4066242596</text:p>
          </table:table-cell>
          <table:table-cell table:formula="of:=STDEV([.E103:.E112])" office:value-type="float" office:value="65.5751477314386" calcext:value-type="float">
            <text:p>65.5751477314</text:p>
          </table:table-cell>
          <table:table-cell table:formula="of:=STDEV([.F103:.F112])" office:value-type="float" office:value="67.4124947205223" calcext:value-type="float">
            <text:p>67.4124947205</text:p>
          </table:table-cell>
          <table:table-cell table:formula="of:=STDEV([.G103:.G112])" office:value-type="float" office:value="70.1439789132166" calcext:value-type="float">
            <text:p>70.1439789132</text:p>
          </table:table-cell>
          <table:table-cell table:formula="of:=STDEV([.H103:.H112])" office:value-type="float" office:value="70.7229335741479" calcext:value-type="float">
            <text:p>70.7229335741</text:p>
          </table:table-cell>
          <table:table-cell table:formula="of:=STDEV([.I103:.I112])" office:value-type="float" office:value="70.7229335741479" calcext:value-type="float">
            <text:p>70.7229335741</text:p>
          </table:table-cell>
          <table:table-cell table:formula="of:=STDEV([.J103:.J112])" office:value-type="float" office:value="70.7229335741479" calcext:value-type="float">
            <text:p>70.7229335741</text:p>
          </table:table-cell>
          <table:table-cell table:formula="of:=STDEV([.K103:.K112])" office:value-type="float" office:value="70.665801881501" calcext:value-type="float">
            <text:p>70.6658018815</text:p>
          </table:table-cell>
          <table:table-cell table:formula="of:=([.B105]-[.L104])^2" office:value-type="float" office:value="2916" calcext:value-type="float">
            <text:p>2916</text:p>
          </table:table-cell>
          <table:table-cell table:formula="of:=SQRT([.W104])" office:value-type="float" office:value="51.7803051362195" calcext:value-type="float">
            <text:p>51.7803051362</text:p>
          </table:table-cell>
        </table:table-row>
        <table:table-row table:style-name="ro1">
          <table:table-cell office:value-type="string" calcext:value-type="string">
            <text:p>a1 s500 g33554432 i10 r0</text:p>
          </table:table-cell>
          <table:table-cell table:number-columns-repeated="10" office:value-type="float" office:value="341" calcext:value-type="float">
            <text:p>341</text:p>
          </table:table-cell>
          <table:table-cell table:number-columns-repeated="10"/>
          <table:table-cell table:formula="of:=([.B106]-[.L104])^2"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  <table:table-cell office:value-type="float" office:value="499" calcext:value-type="float">
            <text:p>499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10"/>
          <table:table-cell table:formula="of:=([.B107]-[.L104])^2"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table:number-columns-repeated="8" office:value-type="float" office:value="325" calcext:value-type="float">
            <text:p>325</text:p>
          </table:table-cell>
          <table:table-cell table:number-columns-repeated="10"/>
          <table:table-cell table:formula="of:=([.B108]-[.L104])^2" office:value-type="float" office:value="2916" calcext:value-type="float">
            <text:p>2916</text:p>
          </table:table-cell>
          <table:table-cell/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414" calcext:value-type="float">
            <text:p>414</text:p>
          </table:table-cell>
          <table:table-cell office:value-type="float" office:value="441" calcext:value-type="float">
            <text:p>441</text:p>
          </table:table-cell>
          <table:table-cell office:value-type="float" office:value="471" calcext:value-type="float">
            <text:p>471</text:p>
          </table:table-cell>
          <table:table-cell office:value-type="float" office:value="479" calcext:value-type="float">
            <text:p>479</text:p>
          </table:table-cell>
          <table:table-cell office:value-type="float" office:value="495" calcext:value-type="float">
            <text:p>495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0"/>
          <table:table-cell table:formula="of:=([.B109]-[.L104])^2"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371" calcext:value-type="float">
            <text:p>371</text:p>
          </table:table-cell>
          <table:table-cell office:value-type="float" office:value="464" calcext:value-type="float">
            <text:p>464</text:p>
          </table:table-cell>
          <table:table-cell office:value-type="float" office:value="493" calcext:value-type="float">
            <text:p>493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10"/>
          <table:table-cell table:formula="of:=([.B110]-[.L104])^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386" calcext:value-type="float">
            <text:p>386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5"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table:number-columns-repeated="10"/>
          <table:table-cell table:formula="of:=([.B111]-[.L104])^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1 s500 g33554432 i10 r0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433" calcext:value-type="float">
            <text:p>433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0"/>
          <table:table-cell table:formula="of:=([.B112]-[.L104])^2" office:value-type="float" office:value="13456" calcext:value-type="float">
            <text:p>13456</text:p>
          </table:table-cell>
          <table:table-cell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338" calcext:value-type="float">
            <text:p>338</text:p>
          </table:table-cell>
          <table:table-cell office:value-type="float" office:value="434" calcext:value-type="float">
            <text:p>434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SUM([.B113:.B122])" office:value-type="float" office:value="3934" calcext:value-type="float">
            <text:p>3934</text:p>
          </table:table-cell>
          <table:table-cell table:formula="of:=SUM([.C113:.C122])" office:value-type="float" office:value="4409" calcext:value-type="float">
            <text:p>4409</text:p>
          </table:table-cell>
          <table:table-cell table:formula="of:=SUM([.D113:.D122])" office:value-type="float" office:value="4564" calcext:value-type="float">
            <text:p>4564</text:p>
          </table:table-cell>
          <table:table-cell table:formula="of:=SUM([.E113:.E122])" office:value-type="float" office:value="4686" calcext:value-type="float">
            <text:p>4686</text:p>
          </table:table-cell>
          <table:table-cell table:formula="of:=SUM([.F113:.F122])" office:value-type="float" office:value="4789" calcext:value-type="float">
            <text:p>4789</text:p>
          </table:table-cell>
          <table:table-cell table:formula="of:=SUM([.G113:.G122])" office:value-type="float" office:value="4788" calcext:value-type="float">
            <text:p>4788</text:p>
          </table:table-cell>
          <table:table-cell table:formula="of:=SUM([.H113:.H122])" office:value-type="float" office:value="4789" calcext:value-type="float">
            <text:p>4789</text:p>
          </table:table-cell>
          <table:table-cell table:formula="of:=SUM([.I113:.I122])" office:value-type="float" office:value="4790" calcext:value-type="float">
            <text:p>4790</text:p>
          </table:table-cell>
          <table:table-cell table:formula="of:=SUM([.J113:.J122])" office:value-type="float" office:value="4788" calcext:value-type="float">
            <text:p>4788</text:p>
          </table:table-cell>
          <table:table-cell table:formula="of:=SUM([.K113:.K122])" office:value-type="float" office:value="4788" calcext:value-type="float">
            <text:p>4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326" calcext:value-type="float">
            <text:p>326</text:p>
          </table:table-cell>
          <table:table-cell office:value-type="float" office:value="439" calcext:value-type="float">
            <text:p>439</text:p>
          </table:table-cell>
          <table:table-cell office:value-type="float" office:value="464" calcext:value-type="float">
            <text:p>464</text:p>
          </table:table-cell>
          <table:table-cell office:value-type="float" office:value="486" calcext:value-type="float">
            <text:p>486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[.L113]/10" office:value-type="float" office:value="393.4" calcext:value-type="float">
            <text:p>393.4</text:p>
          </table:table-cell>
          <table:table-cell table:formula="of:=[.M113]/10" office:value-type="float" office:value="440.9" calcext:value-type="float">
            <text:p>440.9</text:p>
          </table:table-cell>
          <table:table-cell table:formula="of:=[.N113]/10" office:value-type="float" office:value="456.4" calcext:value-type="float">
            <text:p>456.4</text:p>
          </table:table-cell>
          <table:table-cell table:formula="of:=[.O113]/10" office:value-type="float" office:value="468.6" calcext:value-type="float">
            <text:p>468.6</text:p>
          </table:table-cell>
          <table:table-cell table:formula="of:=[.P113]/10" office:value-type="float" office:value="478.9" calcext:value-type="float">
            <text:p>478.9</text:p>
          </table:table-cell>
          <table:table-cell table:formula="of:=[.Q113]/10" office:value-type="float" office:value="478.8" calcext:value-type="float">
            <text:p>478.8</text:p>
          </table:table-cell>
          <table:table-cell table:formula="of:=[.R113]/10" office:value-type="float" office:value="478.9" calcext:value-type="float">
            <text:p>478.9</text:p>
          </table:table-cell>
          <table:table-cell table:formula="of:=[.S113]/10" office:value-type="float" office:value="479" calcext:value-type="float">
            <text:p>479</text:p>
          </table:table-cell>
          <table:table-cell table:formula="of:=[.T113]/10" office:value-type="float" office:value="478.8" calcext:value-type="float">
            <text:p>478.8</text:p>
          </table:table-cell>
          <table:table-cell table:formula="of:=[.U113]/10" office:value-type="float" office:value="478.8" calcext:value-type="float">
            <text:p>47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407" calcext:value-type="float">
            <text:p>407</text:p>
          </table:table-cell>
          <table:table-cell office:value-type="float" office:value="437" calcext:value-type="float">
            <text:p>437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STDEV([.B113:.B122])" office:value-type="float" office:value="44.1920053101614" calcext:value-type="float">
            <text:p>44.1920053102</text:p>
          </table:table-cell>
          <table:table-cell table:formula="of:=STDEV([.C113:.C122])" office:value-type="float" office:value="43.8670972623243" calcext:value-type="float">
            <text:p>43.8670972623</text:p>
          </table:table-cell>
          <table:table-cell table:formula="of:=STDEV([.D113:.D122])" office:value-type="float" office:value="45.9231241678235" calcext:value-type="float">
            <text:p>45.9231241678</text:p>
          </table:table-cell>
          <table:table-cell table:formula="of:=STDEV([.E113:.E122])" office:value-type="float" office:value="48.4795489527973" calcext:value-type="float">
            <text:p>48.4795489528</text:p>
          </table:table-cell>
          <table:table-cell table:formula="of:=STDEV([.F113:.F122])" office:value-type="float" office:value="51.1565136506476" calcext:value-type="float">
            <text:p>51.1565136506</text:p>
          </table:table-cell>
          <table:table-cell table:formula="of:=STDEV([.G113:.G122])" office:value-type="float" office:value="51.4582894736655" calcext:value-type="float">
            <text:p>51.4582894737</text:p>
          </table:table-cell>
          <table:table-cell table:formula="of:=STDEV([.H113:.H122])" office:value-type="float" office:value="51.3992001667125" calcext:value-type="float">
            <text:p>51.3992001667</text:p>
          </table:table-cell>
          <table:table-cell table:formula="of:=STDEV([.I113:.I122])" office:value-type="float" office:value="51.4414445969611" calcext:value-type="float">
            <text:p>51.441444597</text:p>
          </table:table-cell>
          <table:table-cell table:formula="of:=STDEV([.J113:.J122])" office:value-type="float" office:value="51.4582894736655" calcext:value-type="float">
            <text:p>51.4582894737</text:p>
          </table:table-cell>
          <table:table-cell table:formula="of:=STDEV([.K113:.K122])" office:value-type="float" office:value="51.4582894736655" calcext:value-type="float">
            <text:p>51.4582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416" calcext:value-type="float">
            <text:p>416</text:p>
          </table:table-cell>
          <table:table-cell office:value-type="float" office:value="439" calcext:value-type="float">
            <text:p>439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51" calcext:value-type="float">
            <text:p>451</text:p>
          </table:table-cell>
          <table:table-cell table:number-columns-repeated="2" office:value-type="float" office:value="452" calcext:value-type="float">
            <text:p>452</text:p>
          </table:table-cell>
          <table:table-cell table:number-columns-repeated="2" office:value-type="float" office:value="451" calcext:value-type="float">
            <text:p>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458" calcext:value-type="float">
            <text:p>458</text:p>
          </table:table-cell>
          <table:table-cell table:number-columns-repeated="9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table:number-columns-repeated="3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428" calcext:value-type="float">
            <text:p>428</text:p>
          </table:table-cell>
          <table:table-cell office:value-type="float" office:value="466" calcext:value-type="float">
            <text:p>466</text:p>
          </table:table-cell>
          <table:table-cell office:value-type="float" office:value="485" calcext:value-type="float">
            <text:p>485</text:p>
          </table:table-cell>
          <table:table-cell table:number-columns-repeated="7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table:number-columns-repeated="5"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403" calcext:value-type="float">
            <text:p>403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74" calcext:value-type="float">
            <text:p>474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 s500 g33554432 i10 r1</text:p>
          </table:table-cell>
          <table:table-cell office:value-type="float" office:value="406" calcext:value-type="float">
            <text:p>406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table:number-columns-repeated="7" office:value-type="float" office:value="500" calcext:value-type="float">
            <text:p>500</text:p>
          </table:table-cell>
          <table:table-cell table:style-name="ce1" table:formula="of:=COUNTIF([.K63:.K122]; 500)" office:value-type="float" office:value="46" calcext:value-type="float">
            <text:p>4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5:21:38.132042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7T15:51:58.739325477</dc:date>
    <meta:editing-duration>PT37M56S</meta:editing-duration>
    <meta:editing-cycles>6</meta:editing-cycles>
    <meta:generator>LibreOffice/5.0.2.2$Linux_X86_64 LibreOffice_project/00m0$Build-2</meta:generator>
    <meta:document-statistic meta:table-count="1" meta:cell-count="16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line" chart:style-name="ch1">
        <chart:title svg:x="8.569cm" svg:y="0.39cm" chart:style-name="ch2">
          <text:p>Default Hugepage Allocation</text:p>
        </chart:title>
        <chart:legend svg:x="15.741cm" svg:y="2.204cm" style:legend-expansion="custom" chartooo:width="6.308cm" chartooo:height="8.068cm" style:legend-expansion-aspect-ratio="0.781854238968765" chart:style-name="ch3"/>
        <chart:plot-area chart:style-name="ch4" table:cell-range-address="results.A2:results.A2 results.L3:results.U3 results.A12:results.A12 results.L13:results.U13 results.A22:results.A22 results.L23:results.U23 results.A32:results.A32 results.L33:results.U33 results.A42:results.A42 results.L43:results.U43 results.A52:results.A52 results.L53:results.U53" chart:data-source-has-labels="column" svg:x="1.804cm" svg:y="1.916cm" svg:width="13.503cm" svg:height="8.881cm">
          <chartooo:coordinate-region svg:x="2.611cm" svg:y="2.115cm" svg:width="12.51cm" svg:height="8.035cm"/>
          <chart:axis chart:dimension="x" chart:name="primary-x" chart:style-name="ch5">
            <chart:title svg:x="4.992cm" svg:y="11.051cm" chart:style-name="ch6">
              <text:p>Successful Allocation Size, Consecutive Attempts</text:p>
            </chart:title>
          </chart:axis>
          <chart:axis chart:dimension="y" chart:name="primary-y" chart:style-name="ch7">
            <chart:title svg:x="0.787cm" svg:y="8.133cm" chart:style-name="ch8">
              <text:p>Allocation Request Size</text:p>
            </chart:title>
            <chart:grid chart:style-name="ch9" chart:class="major"/>
          </chart:axis>
          <chart:series chart:style-name="ch10" chart:values-cell-range-address="results.L3:results.U3" chart:label-cell-address="results.A2:results.A2" chart:class="chart:line">
            <chart:data-point chart:repeated="10"/>
          </chart:series>
          <chart:series chart:style-name="ch11" chart:values-cell-range-address="results.L13:results.U13" chart:label-cell-address="results.A12:results.A12" chart:class="chart:line">
            <chart:data-point chart:repeated="10"/>
          </chart:series>
          <chart:series chart:style-name="ch12" chart:values-cell-range-address="results.L23:results.U23" chart:label-cell-address="results.A22:results.A22" chart:class="chart:line">
            <chart:data-point chart:repeated="10"/>
          </chart:series>
          <chart:series chart:style-name="ch13" chart:values-cell-range-address="results.L33:results.U33" chart:label-cell-address="results.A32:results.A32" chart:class="chart:line">
            <chart:data-point chart:repeated="10"/>
          </chart:series>
          <chart:series chart:style-name="ch14" chart:values-cell-range-address="results.L43:results.U43" chart:label-cell-address="results.A42:results.A42" chart:class="chart:line">
            <chart:data-point chart:repeated="10"/>
          </chart:series>
          <chart:series chart:style-name="ch15" chart:values-cell-range-address="results.L53:results.U53" chart:label-cell-address="results.A52:results.A5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0 s500 g0 i10 r0</text:p>
                <draw:g>
                  <svg:desc>results.A2:results.A2</svg:desc>
                </draw:g>
              </table:table-cell>
              <table:table-cell office:value-type="float" office:value="349.5">
                <text:p>349.5</text:p>
                <draw:g>
                  <svg:desc>results.L3:results.U3</svg:desc>
                </draw:g>
              </table:table-cell>
              <table:table-cell office:value-type="float" office:value="349.5">
                <text:p>349.5</text:p>
              </table:table-cell>
              <table:table-cell office:value-type="float" office:value="349.5">
                <text:p>349.5</text:p>
              </table:table-cell>
              <table:table-cell office:value-type="float" office:value="350.3">
                <text:p>350.3</text:p>
              </table:table-cell>
              <table:table-cell office:value-type="float" office:value="398.7">
                <text:p>398.7</text:p>
              </table:table-cell>
              <table:table-cell office:value-type="float" office:value="403.2">
                <text:p>403.2</text:p>
              </table:table-cell>
              <table:table-cell office:value-type="float" office:value="411.8">
                <text:p>411.8</text:p>
              </table:table-cell>
              <table:table-cell office:value-type="float" office:value="432.4">
                <text:p>432.4</text:p>
              </table:table-cell>
              <table:table-cell office:value-type="float" office:value="440.8">
                <text:p>440.8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string">
                <text:p>a0 s500 g0 i10 r1</text:p>
                <draw:g>
                  <svg:desc>results.A12:results.A12</svg:desc>
                </draw:g>
              </table:table-cell>
              <table:table-cell office:value-type="float" office:value="325.1">
                <text:p>325.1</text:p>
                <draw:g>
                  <svg:desc>results.L13:results.U13</svg:desc>
                </draw:g>
              </table:table-cell>
              <table:table-cell office:value-type="float" office:value="325.1">
                <text:p>325.1</text:p>
              </table:table-cell>
              <table:table-cell office:value-type="float" office:value="325.2">
                <text:p>325.2</text:p>
              </table:table-cell>
              <table:table-cell office:value-type="float" office:value="325.2">
                <text:p>325.2</text:p>
              </table:table-cell>
              <table:table-cell office:value-type="float" office:value="369.9">
                <text:p>369.9</text:p>
              </table:table-cell>
              <table:table-cell office:value-type="float" office:value="374.7">
                <text:p>374.7</text:p>
              </table:table-cell>
              <table:table-cell office:value-type="float" office:value="379.7">
                <text:p>379.7</text:p>
              </table:table-cell>
              <table:table-cell office:value-type="float" office:value="388.7">
                <text:p>388.7</text:p>
              </table:table-cell>
              <table:table-cell office:value-type="float" office:value="397.5">
                <text:p>397.5</text:p>
              </table:table-cell>
              <table:table-cell office:value-type="float" office:value="404.7">
                <text:p>404.7</text:p>
              </table:table-cell>
            </table:table-row>
            <table:table-row>
              <table:table-cell office:value-type="string">
                <text:p>a0 s500 g131072 i10 r1</text:p>
                <draw:g>
                  <svg:desc>results.A22:results.A22</svg:desc>
                </draw:g>
              </table:table-cell>
              <table:table-cell office:value-type="float" office:value="351.3">
                <text:p>351.3</text:p>
                <draw:g>
                  <svg:desc>results.L23:results.U23</svg:desc>
                </draw:g>
              </table:table-cell>
              <table:table-cell office:value-type="float" office:value="351.3">
                <text:p>351.3</text:p>
              </table:table-cell>
              <table:table-cell office:value-type="float" office:value="351.3">
                <text:p>351.3</text:p>
              </table:table-cell>
              <table:table-cell office:value-type="float" office:value="366.9">
                <text:p>366.9</text:p>
              </table:table-cell>
              <table:table-cell office:value-type="float" office:value="393.8">
                <text:p>393.8</text:p>
              </table:table-cell>
              <table:table-cell office:value-type="float" office:value="397.6">
                <text:p>397.6</text:p>
              </table:table-cell>
              <table:table-cell office:value-type="float" office:value="409.1">
                <text:p>409.1</text:p>
              </table:table-cell>
              <table:table-cell office:value-type="float" office:value="414.6">
                <text:p>414.6</text:p>
              </table:table-cell>
              <table:table-cell office:value-type="float" office:value="422.6">
                <text:p>422.6</text:p>
              </table:table-cell>
              <table:table-cell office:value-type="float" office:value="430.6">
                <text:p>430.6</text:p>
              </table:table-cell>
            </table:table-row>
            <table:table-row>
              <table:table-cell office:value-type="string">
                <text:p>a0 s500 g2097152 i10 r1</text:p>
                <draw:g>
                  <svg:desc>results.A32:results.A32</svg:desc>
                </draw:g>
              </table:table-cell>
              <table:table-cell office:value-type="float" office:value="328.5">
                <text:p>328.5</text:p>
                <draw:g>
                  <svg:desc>results.L33:results.U33</svg:desc>
                </draw:g>
              </table:table-cell>
              <table:table-cell office:value-type="float" office:value="337.8">
                <text:p>337.8</text:p>
              </table:table-cell>
              <table:table-cell office:value-type="float" office:value="337.8">
                <text:p>337.8</text:p>
              </table:table-cell>
              <table:table-cell office:value-type="float" office:value="342.9">
                <text:p>342.9</text:p>
              </table:table-cell>
              <table:table-cell office:value-type="float" office:value="369.1">
                <text:p>369.1</text:p>
              </table:table-cell>
              <table:table-cell office:value-type="float" office:value="369.9">
                <text:p>369.9</text:p>
              </table:table-cell>
              <table:table-cell office:value-type="float" office:value="376.7">
                <text:p>376.7</text:p>
              </table:table-cell>
              <table:table-cell office:value-type="float" office:value="383">
                <text:p>383</text:p>
              </table:table-cell>
              <table:table-cell office:value-type="float" office:value="395.3">
                <text:p>395.3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string">
                <text:p>a0 s500 g33554432 i10 r0</text:p>
                <draw:g>
                  <svg:desc>results.A42:results.A42</svg:desc>
                </draw:g>
              </table:table-cell>
              <table:table-cell office:value-type="float" office:value="336.5">
                <text:p>336.5</text:p>
                <draw:g>
                  <svg:desc>results.L43:results.U43</svg:desc>
                </draw:g>
              </table:table-cell>
              <table:table-cell office:value-type="float" office:value="336.7">
                <text:p>336.7</text:p>
              </table:table-cell>
              <table:table-cell office:value-type="float" office:value="336.7">
                <text:p>336.7</text:p>
              </table:table-cell>
              <table:table-cell office:value-type="float" office:value="336.7">
                <text:p>336.7</text:p>
              </table:table-cell>
              <table:table-cell office:value-type="float" office:value="372.1">
                <text:p>372.1</text:p>
              </table:table-cell>
              <table:table-cell office:value-type="float" office:value="389.2">
                <text:p>389.2</text:p>
              </table:table-cell>
              <table:table-cell office:value-type="float" office:value="398.7">
                <text:p>398.7</text:p>
              </table:table-cell>
              <table:table-cell office:value-type="float" office:value="412.9">
                <text:p>412.9</text:p>
              </table:table-cell>
              <table:table-cell office:value-type="float" office:value="425.3">
                <text:p>425.3</text:p>
              </table:table-cell>
              <table:table-cell office:value-type="float" office:value="437.7">
                <text:p>437.7</text:p>
              </table:table-cell>
            </table:table-row>
            <table:table-row>
              <table:table-cell office:value-type="string">
                <text:p>a0 s500 g33554432 i10 r1</text:p>
                <draw:g>
                  <svg:desc>results.A52:results.A52</svg:desc>
                </draw:g>
              </table:table-cell>
              <table:table-cell office:value-type="float" office:value="321.6">
                <text:p>321.6</text:p>
                <draw:g>
                  <svg:desc>results.L53:results.U53</svg:desc>
                </draw:g>
              </table:table-cell>
              <table:table-cell office:value-type="float" office:value="321.8">
                <text:p>321.8</text:p>
              </table:table-cell>
              <table:table-cell office:value-type="float" office:value="322">
                <text:p>322</text:p>
              </table:table-cell>
              <table:table-cell office:value-type="float" office:value="332.2">
                <text:p>332.2</text:p>
              </table:table-cell>
              <table:table-cell office:value-type="float" office:value="338.2">
                <text:p>338.2</text:p>
              </table:table-cell>
              <table:table-cell office:value-type="float" office:value="348.7">
                <text:p>348.7</text:p>
              </table:table-cell>
              <table:table-cell office:value-type="float" office:value="357.6">
                <text:p>357.6</text:p>
              </table:table-cell>
              <table:table-cell office:value-type="float" office:value="360.8">
                <text:p>360.8</text:p>
              </table:table-cell>
              <table:table-cell office:value-type="float" office:value="361.5">
                <text:p>361.5</text:p>
              </table:table-cell>
              <table:table-cell office:value-type="float" office:value="364.7">
                <text:p>36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line" chart:style-name="ch1">
        <chart:title svg:x="8.159cm" svg:y="0.39cm" chart:style-name="ch2">
          <text:p>Aggressive Hugepage Allocation</text:p>
        </chart:title>
        <chart:legend svg:x="15.739cm" svg:y="2.204cm" style:legend-expansion="custom" chartooo:width="6.308cm" chartooo:height="8.068cm" style:legend-expansion-aspect-ratio="0.781854238968765" chart:style-name="ch3"/>
        <chart:plot-area chart:style-name="ch4" table:cell-range-address="results.A64:results.A64 results.L64:results.U64 results.A73:results.A73 results.L74:results.U74 results.A83:results.A83 results.L84:results.U84 results.A93:results.A93 results.L94:results.U94 results.A103:results.A103 results.L104:results.U104 results.A114:results.A114 results.L114:results.U114" chart:data-source-has-labels="column" svg:x="1.803cm" svg:y="1.916cm" svg:width="13.503cm" svg:height="8.88cm">
          <chartooo:coordinate-region svg:x="2.61cm" svg:y="2.115cm" svg:width="12.51cm" svg:height="8.034cm"/>
          <chart:axis chart:dimension="x" chart:name="primary-x" chart:style-name="ch5">
            <chart:title svg:x="4.991cm" svg:y="11.05cm" chart:style-name="ch6">
              <text:p>Successful Allocation Size, Consecutive Attempts</text:p>
            </chart:title>
          </chart:axis>
          <chart:axis chart:dimension="y" chart:name="primary-y" chart:style-name="ch7">
            <chart:title svg:x="0.786cm" svg:y="8.133cm" chart:style-name="ch8">
              <text:p>Allocation Request Size</text:p>
            </chart:title>
            <chart:grid chart:style-name="ch9" chart:class="major"/>
          </chart:axis>
          <chart:series chart:style-name="ch10" chart:values-cell-range-address="results.L64:results.U64" chart:label-cell-address="results.A64:results.A64" chart:class="chart:line">
            <chart:data-point chart:repeated="10"/>
          </chart:series>
          <chart:series chart:style-name="ch11" chart:values-cell-range-address="results.L74:results.U74" chart:label-cell-address="results.A73:results.A73" chart:class="chart:line">
            <chart:data-point chart:repeated="10"/>
          </chart:series>
          <chart:series chart:style-name="ch12" chart:values-cell-range-address="results.L84:results.U84" chart:label-cell-address="results.A83:results.A83" chart:class="chart:line">
            <chart:data-point chart:repeated="10"/>
          </chart:series>
          <chart:series chart:style-name="ch13" chart:values-cell-range-address="results.L94:results.U94" chart:label-cell-address="results.A93:results.A93" chart:class="chart:line">
            <chart:data-point chart:repeated="10"/>
          </chart:series>
          <chart:series chart:style-name="ch14" chart:values-cell-range-address="results.L104:results.U104" chart:label-cell-address="results.A103:results.A103" chart:class="chart:line">
            <chart:data-point chart:repeated="10"/>
          </chart:series>
          <chart:series chart:style-name="ch15" chart:values-cell-range-address="results.L114:results.U114" chart:label-cell-address="results.A114:results.A114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1 s500 g0 i10 r0</text:p>
                <draw:g>
                  <svg:desc>results.A64:results.A64</svg:desc>
                </draw:g>
              </table:table-cell>
              <table:table-cell office:value-type="float" office:value="405.8">
                <text:p>405.8</text:p>
                <draw:g>
                  <svg:desc>results.L64:results.U64</svg:desc>
                </draw:g>
              </table:table-cell>
              <table:table-cell office:value-type="float" office:value="422.7">
                <text:p>422.7</text:p>
              </table:table-cell>
              <table:table-cell office:value-type="float" office:value="455.9">
                <text:p>455.9</text:p>
              </table:table-cell>
              <table:table-cell office:value-type="float" office:value="459.9">
                <text:p>459.9</text:p>
              </table:table-cell>
              <table:table-cell office:value-type="float" office:value="463">
                <text:p>463</text:p>
              </table:table-cell>
              <table:table-cell office:value-type="float" office:value="463.6">
                <text:p>463.6</text:p>
              </table:table-cell>
              <table:table-cell office:value-type="float" office:value="463.6">
                <text:p>463.6</text:p>
              </table:table-cell>
              <table:table-cell office:value-type="float" office:value="463.6">
                <text:p>463.6</text:p>
              </table:table-cell>
              <table:table-cell office:value-type="float" office:value="463.6">
                <text:p>463.6</text:p>
              </table:table-cell>
              <table:table-cell office:value-type="float" office:value="463.6">
                <text:p>463.6</text:p>
              </table:table-cell>
            </table:table-row>
            <table:table-row>
              <table:table-cell office:value-type="string">
                <text:p>a1 s500 g0 i10 r1</text:p>
                <draw:g>
                  <svg:desc>results.A73:results.A73</svg:desc>
                </draw:g>
              </table:table-cell>
              <table:table-cell office:value-type="float" office:value="423.4">
                <text:p>423.4</text:p>
                <draw:g>
                  <svg:desc>results.L74:results.U74</svg:desc>
                </draw:g>
              </table:table-cell>
              <table:table-cell office:value-type="float" office:value="446.2">
                <text:p>446.2</text:p>
              </table:table-cell>
              <table:table-cell office:value-type="float" office:value="456.6">
                <text:p>456.6</text:p>
              </table:table-cell>
              <table:table-cell office:value-type="float" office:value="459.2">
                <text:p>459.2</text:p>
              </table:table-cell>
              <table:table-cell office:value-type="float" office:value="461.1">
                <text:p>461.1</text:p>
              </table:table-cell>
              <table:table-cell office:value-type="float" office:value="461.2">
                <text:p>461.2</text:p>
              </table:table-cell>
              <table:table-cell office:value-type="float" office:value="461.1">
                <text:p>461.1</text:p>
              </table:table-cell>
              <table:table-cell office:value-type="float" office:value="463.1">
                <text:p>463.1</text:p>
              </table:table-cell>
              <table:table-cell office:value-type="float" office:value="466.9">
                <text:p>466.9</text:p>
              </table:table-cell>
              <table:table-cell office:value-type="float" office:value="467.7">
                <text:p>467.7</text:p>
              </table:table-cell>
            </table:table-row>
            <table:table-row>
              <table:table-cell office:value-type="string">
                <text:p>a1 s500 g131072 i10 r1</text:p>
                <draw:g>
                  <svg:desc>results.A83:results.A83</svg:desc>
                </draw:g>
              </table:table-cell>
              <table:table-cell office:value-type="float" office:value="439.9">
                <text:p>439.9</text:p>
                <draw:g>
                  <svg:desc>results.L84:results.U84</svg:desc>
                </draw:g>
              </table:table-cell>
              <table:table-cell office:value-type="float" office:value="463.1">
                <text:p>463.1</text:p>
              </table:table-cell>
              <table:table-cell office:value-type="float" office:value="471.5">
                <text:p>471.5</text:p>
              </table:table-cell>
              <table:table-cell office:value-type="float" office:value="483">
                <text:p>483</text:p>
              </table:table-cell>
              <table:table-cell office:value-type="float" office:value="492.2">
                <text:p>492.2</text:p>
              </table:table-cell>
              <table:table-cell office:value-type="float" office:value="496.1">
                <text:p>496.1</text:p>
              </table:table-cell>
              <table:table-cell office:value-type="float" office:value="496.8">
                <text:p>496.8</text:p>
              </table:table-cell>
              <table:table-cell office:value-type="float" office:value="498.6">
                <text:p>498.6</text:p>
              </table:table-cell>
              <table:table-cell office:value-type="float" office:value="498.6">
                <text:p>498.6</text:p>
              </table:table-cell>
              <table:table-cell office:value-type="float" office:value="498.6">
                <text:p>498.6</text:p>
              </table:table-cell>
            </table:table-row>
            <table:table-row>
              <table:table-cell office:value-type="string">
                <text:p>a1 s500 g2097152 i10 r1</text:p>
                <draw:g>
                  <svg:desc>results.A93:results.A93</svg:desc>
                </draw:g>
              </table:table-cell>
              <table:table-cell office:value-type="float" office:value="424.5">
                <text:p>424.5</text:p>
                <draw:g>
                  <svg:desc>results.L94:results.U94</svg:desc>
                </draw:g>
              </table:table-cell>
              <table:table-cell office:value-type="float" office:value="454.5">
                <text:p>454.5</text:p>
              </table:table-cell>
              <table:table-cell office:value-type="float" office:value="471.7">
                <text:p>471.7</text:p>
              </table:table-cell>
              <table:table-cell office:value-type="float" office:value="478.3">
                <text:p>478.3</text:p>
              </table:table-cell>
              <table:table-cell office:value-type="float" office:value="479.6">
                <text:p>479.6</text:p>
              </table:table-cell>
              <table:table-cell office:value-type="float" office:value="480.6">
                <text:p>480.6</text:p>
              </table:table-cell>
              <table:table-cell office:value-type="float" office:value="480.6">
                <text:p>480.6</text:p>
              </table:table-cell>
              <table:table-cell office:value-type="float" office:value="480.6">
                <text:p>480.6</text:p>
              </table:table-cell>
              <table:table-cell office:value-type="float" office:value="480.6">
                <text:p>480.6</text:p>
              </table:table-cell>
              <table:table-cell office:value-type="float" office:value="480.6">
                <text:p>480.6</text:p>
              </table:table-cell>
            </table:table-row>
            <table:table-row>
              <table:table-cell office:value-type="string">
                <text:p>a1 s500 g33554432 i10 r0</text:p>
                <draw:g>
                  <svg:desc>results.A103:results.A103</svg:desc>
                </draw:g>
              </table:table-cell>
              <table:table-cell office:value-type="float" office:value="376">
                <text:p>376</text:p>
                <draw:g>
                  <svg:desc>results.L104:results.U104</svg:desc>
                </draw:g>
              </table:table-cell>
              <table:table-cell office:value-type="float" office:value="407">
                <text:p>407</text:p>
              </table:table-cell>
              <table:table-cell office:value-type="float" office:value="440.2">
                <text:p>440.2</text:p>
              </table:table-cell>
              <table:table-cell office:value-type="float" office:value="447.1">
                <text:p>447.1</text:p>
              </table:table-cell>
              <table:table-cell office:value-type="float" office:value="452">
                <text:p>452</text:p>
              </table:table-cell>
              <table:table-cell office:value-type="float" office:value="457.8">
                <text:p>457.8</text:p>
              </table:table-cell>
              <table:table-cell office:value-type="float" office:value="458.8">
                <text:p>458.8</text:p>
              </table:table-cell>
              <table:table-cell office:value-type="float" office:value="458.8">
                <text:p>458.8</text:p>
              </table:table-cell>
              <table:table-cell office:value-type="float" office:value="458.8">
                <text:p>458.8</text:p>
              </table:table-cell>
              <table:table-cell office:value-type="float" office:value="458.9">
                <text:p>458.9</text:p>
              </table:table-cell>
            </table:table-row>
            <table:table-row>
              <table:table-cell office:value-type="string">
                <text:p>a1 s500 g33554432 i10 r1</text:p>
                <draw:g>
                  <svg:desc>results.A114:results.A114</svg:desc>
                </draw:g>
              </table:table-cell>
              <table:table-cell office:value-type="float" office:value="393.4">
                <text:p>393.4</text:p>
                <draw:g>
                  <svg:desc>results.L114:results.U114</svg:desc>
                </draw:g>
              </table:table-cell>
              <table:table-cell office:value-type="float" office:value="440.9">
                <text:p>440.9</text:p>
              </table:table-cell>
              <table:table-cell office:value-type="float" office:value="456.4">
                <text:p>456.4</text:p>
              </table:table-cell>
              <table:table-cell office:value-type="float" office:value="468.6">
                <text:p>468.6</text:p>
              </table:table-cell>
              <table:table-cell office:value-type="float" office:value="478.9">
                <text:p>478.9</text:p>
              </table:table-cell>
              <table:table-cell office:value-type="float" office:value="478.8">
                <text:p>478.8</text:p>
              </table:table-cell>
              <table:table-cell office:value-type="float" office:value="478.9">
                <text:p>478.9</text:p>
              </table:table-cell>
              <table:table-cell office:value-type="float" office:value="479">
                <text:p>479</text:p>
              </table:table-cell>
              <table:table-cell office:value-type="float" office:value="478.8">
                <text:p>478.8</text:p>
              </table:table-cell>
              <table:table-cell office:value-type="float" office:value="478.8">
                <text:p>47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title svg:x="9.415cm" svg:y="0.339cm" chart:style-name="ch2">
          <text:p>All Final Allocations</text:p>
        </chart:title>
        <chart:legend chart:legend-position="end" svg:x="20.439cm" svg:y="4.532cm" style:legend-expansion="high" chart:style-name="ch3"/>
        <chart:plot-area chart:style-name="ch4" table:cell-range-address="results.K2:results.K61 results.K63:results.K122" chart:data-source-has-labels="row" svg:x="1.468cm" svg:y="1.347cm" svg:width="18.514cm" svg:height="7.63cm">
          <chartooo:coordinate-region svg:x="2.275cm" svg:y="1.546cm" svg:width="17.668cm" svg:height="6.386cm"/>
          <chart:axis chart:dimension="x" chart:name="primary-x" chart:style-name="ch5">
            <chart:title svg:x="10.02cm" svg:y="9.18cm" chart:style-name="ch6">
              <text:p>Scenario</text:p>
            </chart:title>
          </chart:axis>
          <chart:axis chart:dimension="y" chart:name="primary-y" chart:style-name="ch7">
            <chart:title svg:x="0.451cm" svg:y="6.661cm" chart:style-name="ch8">
              <text:p>Maximum Allocation</text:p>
            </chart:title>
            <chart:grid chart:style-name="ch9" chart:class="major"/>
          </chart:axis>
          <chart:series chart:style-name="ch10" chart:values-cell-range-address="results.K2:results.K61" loext:label-string="default" chart:class="chart:bar">
            <chart:data-point chart:repeated="60"/>
          </chart:series>
          <chart:series chart:style-name="ch11" chart:values-cell-range-address="results.K63:results.K122" loext:label-string="aggressive" chart:class="chart:ba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</text:p>
              </table:table-cell>
              <table:table-cell office:value-type="string">
                <text:p>aggre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1">
                <text:p>491</text:p>
                <draw:g>
                  <svg:desc>results.K2:results.K61</svg:desc>
                </draw:g>
              </table:table-cell>
              <table:table-cell office:value-type="float" office:value="500">
                <text:p>500</text:p>
                <draw:g>
                  <svg:desc>results.K63:results.K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">
                <text:p>47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">
                <text:p>4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0">
                <text:p>4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">
                <text:p>4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8">
                <text:p>4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">
                <text:p>4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3">
                <text:p>4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7">
                <text:p>3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">
                <text:p>4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">
                <text:p>3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">
                <text:p>40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">
                <text:p>4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">
                <text:p>2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4">
                <text:p>4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7">
                <text:p>3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">
                <text:p>4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7">
                <text:p>4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7">
                <text:p>4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1">
                <text:p>4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1">
                <text:p>4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9">
                <text:p>3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2">
                <text:p>3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7">
                <text:p>4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5">
                <text:p>4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4">
                <text:p>2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7">
                <text:p>35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3">
                <text:p>4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4">
                <text:p>4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">
                <text:p>3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">
                <text:p>4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">
                <text:p>4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4">
                <text:p>4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7">
                <text:p>47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">
                <text:p>4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3">
                <text:p>4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7">
                <text:p>44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">
                <text:p>4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4">
                <text:p>4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6">
                <text:p>34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">
                <text:p>3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">
                <text:p>3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5">
                <text:p>3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4">
                <text:p>33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">
                <text:p>4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7">
                <text:p>41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2">
                <text:p>3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6">
                <text:p>3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4">
                <text:p>404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